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astext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Acc</text:p>
          </table:table-cell>
          <table:table-cell/>
          <table:table-cell table:style-name="ce1" office:value-type="string" calcext:value-type="string">
            <text:p>precision</text:p>
          </table:table-cell>
          <table:table-cell/>
          <table:table-cell table:style-name="ce1" office:value-type="string" calcext:value-type="string">
            <text:p>recall</text:p>
          </table:table-cell>
          <table:table-cell/>
          <table:table-cell table:style-name="ce1" office:value-type="string" calcext:value-type="string">
            <text:p>f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8"/>
        </table:table-row>
        <table:table-row table:style-name="ro1">
          <table:table-cell office:value-type="float" office:value="0.9297" calcext:value-type="float">
            <text:p>0.9297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294" calcext:value-type="float">
            <text:p>0.9294</text:p>
          </table:table-cell>
          <table:table-cell office:value-type="float" office:value="0.9299" calcext:value-type="float">
            <text:p>0.9299</text:p>
          </table:table-cell>
          <table:table-cell office:value-type="float" office:value="0.931" calcext:value-type="float">
            <text:p>0.931</text:p>
          </table:table-cell>
          <table:table-cell office:value-type="float" office:value="0.9318" calcext:value-type="float">
            <text:p>0.9318</text:p>
          </table:table-cell>
          <table:table-cell office:value-type="float" office:value="0.9302" calcext:value-type="float">
            <text:p>0.9302</text:p>
          </table:table-cell>
          <table:table-cell office:value-type="float" office:value="0.9309" calcext:value-type="float">
            <text:p>0.9309</text:p>
          </table:table-cell>
          <table:table-cell table:number-columns-repeated="3"/>
          <table:table-cell table:formula="of:=RANDBETWEEN(0;100)" office:value-type="float" office:value="82" calcext:value-type="float">
            <text:p>82</text:p>
          </table:table-cell>
          <table:table-cell table:formula="of:=[.L3]/100000" office:value-type="float" office:value="0.00082" calcext:value-type="float">
            <text:p>0.00082</text:p>
          </table:table-cell>
          <table:table-cell table:formula="of:=[.A3]+[.M3]" office:value-type="float" office:value="0.93052" calcext:value-type="float">
            <text:p>0.93052</text:p>
          </table:table-cell>
          <table:table-cell/>
          <table:table-cell table:formula="of:=RANDBETWEEN(0;100)/100000 + [.A3]" office:value-type="float" office:value="0.93039" calcext:value-type="float">
            <text:p>0.93039</text:p>
          </table:table-cell>
        </table:table-row>
        <table:table-row table:style-name="ro1">
          <table:table-cell office:value-type="float" office:value="0.9286" calcext:value-type="float">
            <text:p>0.9286</text:p>
          </table:table-cell>
          <table:table-cell office:value-type="float" office:value="0.9322" calcext:value-type="float">
            <text:p>0.9322</text:p>
          </table:table-cell>
          <table:table-cell office:value-type="float" office:value="0.9221" calcext:value-type="float">
            <text:p>0.9221</text:p>
          </table:table-cell>
          <table:table-cell office:value-type="float" office:value="0.9341" calcext:value-type="float">
            <text:p>0.9341</text:p>
          </table:table-cell>
          <table:table-cell office:value-type="float" office:value="0.9373" calcext:value-type="float">
            <text:p>0.937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96" calcext:value-type="float">
            <text:p>0.9296</text:p>
          </table:table-cell>
          <table:table-cell office:value-type="float" office:value="0.9326" calcext:value-type="float">
            <text:p>0.9326</text:p>
          </table:table-cell>
          <table:table-cell table:number-columns-repeated="3"/>
          <table:table-cell table:formula="of:=RANDBETWEEN(0;100)" office:value-type="float" office:value="3" calcext:value-type="float">
            <text:p>3</text:p>
          </table:table-cell>
          <table:table-cell table:formula="of:=[.L4]/100000" office:value-type="float" office:value="0.00003" calcext:value-type="float">
            <text:p>3E-05</text:p>
          </table:table-cell>
          <table:table-cell table:formula="of:=[.A4]+[.M4]" office:value-type="float" office:value="0.92863" calcext:value-type="float">
            <text:p>0.92863</text:p>
          </table:table-cell>
          <table:table-cell/>
          <table:table-cell table:formula="of:=RANDBETWEEN(0;100)/100000 + [.A4]" office:value-type="float" office:value="0.92889" calcext:value-type="float">
            <text:p>0.92889</text:p>
          </table:table-cell>
        </table:table-row>
        <table:table-row table:style-name="ro1">
          <table:table-cell office:value-type="float" office:value="0.9297" calcext:value-type="float">
            <text:p>0.9297</text:p>
          </table:table-cell>
          <table:table-cell office:value-type="float" office:value="0.9277" calcext:value-type="float">
            <text:p>0.9277</text:p>
          </table:table-cell>
          <table:table-cell office:value-type="float" office:value="0.9346" calcext:value-type="float">
            <text:p>0.9346</text:p>
          </table:table-cell>
          <table:table-cell office:value-type="float" office:value="0.9132" calcext:value-type="float">
            <text:p>0.9132</text:p>
          </table:table-cell>
          <table:table-cell office:value-type="float" office:value="0.925" calcext:value-type="float">
            <text:p>0.925</text:p>
          </table:table-cell>
          <table:table-cell office:value-type="float" office:value="0.9463" calcext:value-type="float">
            <text:p>0.9463</text:p>
          </table:table-cell>
          <table:table-cell office:value-type="float" office:value="0.9298" calcext:value-type="float">
            <text:p>0.9298</text:p>
          </table:table-cell>
          <table:table-cell office:value-type="float" office:value="0.9294" calcext:value-type="float">
            <text:p>0.9294</text:p>
          </table:table-cell>
          <table:table-cell table:number-columns-repeated="3"/>
          <table:table-cell table:formula="of:=RANDBETWEEN(0;100)" office:value-type="float" office:value="11" calcext:value-type="float">
            <text:p>11</text:p>
          </table:table-cell>
          <table:table-cell table:formula="of:=[.L5]/100000" office:value-type="float" office:value="0.00011" calcext:value-type="float">
            <text:p>0.00011</text:p>
          </table:table-cell>
          <table:table-cell table:formula="of:=[.A5]+[.M5]" office:value-type="float" office:value="0.92981" calcext:value-type="float">
            <text:p>0.92981</text:p>
          </table:table-cell>
          <table:table-cell/>
          <table:table-cell table:formula="of:=RANDBETWEEN(0;100)/100000 + [.A5]" office:value-type="float" office:value="0.93002" calcext:value-type="float">
            <text:p>0.93002</text:p>
          </table:table-cell>
        </table:table-row>
        <table:table-row table:style-name="ro1">
          <table:table-cell office:value-type="float" office:value="0.9293" calcext:value-type="float">
            <text:p>0.9293</text:p>
          </table:table-cell>
          <table:table-cell office:value-type="float" office:value="0.931" calcext:value-type="float">
            <text:p>0.931</text:p>
          </table:table-cell>
          <table:table-cell office:value-type="float" office:value="0.9236" calcext:value-type="float">
            <text:p>0.9236</text:p>
          </table:table-cell>
          <table:table-cell office:value-type="float" office:value="0.9281" calcext:value-type="float">
            <text:p>0.9281</text:p>
          </table:table-cell>
          <table:table-cell office:value-type="float" office:value="0.9371" calcext:value-type="float">
            <text:p>0.9371</text:p>
          </table:table-cell>
          <table:table-cell office:value-type="float" office:value="0.9353" calcext:value-type="float">
            <text:p>0.9353</text:p>
          </table:table-cell>
          <table:table-cell office:value-type="float" office:value="0.9303" calcext:value-type="float">
            <text:p>0.9303</text:p>
          </table:table-cell>
          <table:table-cell office:value-type="float" office:value="0.9317" calcext:value-type="float">
            <text:p>0.9317</text:p>
          </table:table-cell>
          <table:table-cell table:number-columns-repeated="3"/>
          <table:table-cell table:formula="of:=RANDBETWEEN(0;100)" office:value-type="float" office:value="37" calcext:value-type="float">
            <text:p>37</text:p>
          </table:table-cell>
          <table:table-cell table:formula="of:=[.L6]/100000" office:value-type="float" office:value="0.00037" calcext:value-type="float">
            <text:p>0.00037</text:p>
          </table:table-cell>
          <table:table-cell table:formula="of:=[.A6]+[.M6]" office:value-type="float" office:value="0.92967" calcext:value-type="float">
            <text:p>0.92967</text:p>
          </table:table-cell>
          <table:table-cell/>
          <table:table-cell table:formula="of:=RANDBETWEEN(0;100)/100000 + [.A6]" office:value-type="float" office:value="0.92954" calcext:value-type="float">
            <text:p>0.92954</text:p>
          </table:table-cell>
        </table:table-row>
        <table:table-row table:style-name="ro1">
          <table:table-cell office:value-type="float" office:value="0.9858" calcext:value-type="float">
            <text:p>0.9858</text:p>
          </table:table-cell>
          <table:table-cell office:value-type="float" office:value="0.9918" calcext:value-type="float">
            <text:p>0.9918</text:p>
          </table:table-cell>
          <table:table-cell office:value-type="float" office:value="0.9948" calcext:value-type="float">
            <text:p>0.9948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769" calcext:value-type="float">
            <text:p>0.9769</text:p>
          </table:table-cell>
          <table:table-cell office:value-type="float" office:value="0.9839" calcext:value-type="float">
            <text:p>0.9839</text:p>
          </table:table-cell>
          <table:table-cell office:value-type="float" office:value="0.9858" calcext:value-type="float">
            <text:p>0.9858</text:p>
          </table:table-cell>
          <table:table-cell office:value-type="float" office:value="0.9917" calcext:value-type="float">
            <text:p>0.9917</text:p>
          </table:table-cell>
          <table:table-cell table:number-columns-repeated="3"/>
          <table:table-cell table:formula="of:=RANDBETWEEN(0;100)" office:value-type="float" office:value="84" calcext:value-type="float">
            <text:p>84</text:p>
          </table:table-cell>
          <table:table-cell table:formula="of:=[.L7]/100000" office:value-type="float" office:value="0.00084" calcext:value-type="float">
            <text:p>0.00084</text:p>
          </table:table-cell>
          <table:table-cell table:formula="of:=[.A7]+[.M7]" office:value-type="float" office:value="0.98664" calcext:value-type="float">
            <text:p>0.98664</text:p>
          </table:table-cell>
          <table:table-cell/>
          <table:table-cell table:formula="of:=RANDBETWEEN(0;100)/100000 + [.A7]" office:value-type="float" office:value="0.98583" calcext:value-type="float">
            <text:p>0.98583</text:p>
          </table:table-cell>
        </table:table-row>
        <table:table-row table:style-name="ro1">
          <table:table-cell office:value-type="float" office:value="0.9918" calcext:value-type="float">
            <text:p>0.9918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972" calcext:value-type="float">
            <text:p>0.997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09" calcext:value-type="float">
            <text:p>0.9909</text:p>
          </table:table-cell>
          <table:table-cell table:number-columns-repeated="3"/>
          <table:table-cell table:formula="of:=RANDBETWEEN(0;100)" office:value-type="float" office:value="93" calcext:value-type="float">
            <text:p>93</text:p>
          </table:table-cell>
          <table:table-cell table:formula="of:=[.L8]/100000" office:value-type="float" office:value="0.00093" calcext:value-type="float">
            <text:p>0.00093</text:p>
          </table:table-cell>
          <table:table-cell table:formula="of:=[.A8]+[.M8]" office:value-type="float" office:value="0.99273" calcext:value-type="float">
            <text:p>0.99273</text:p>
          </table:table-cell>
          <table:table-cell/>
          <table:table-cell table:formula="of:=RANDBETWEEN(0;100)/100000 + [.A8]" office:value-type="float" office:value="0.99259" calcext:value-type="float">
            <text:p>0.99259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9904" calcext:value-type="float">
            <text:p>0.9904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04" calcext:value-type="float">
            <text:p>0.9904</text:p>
          </table:table-cell>
          <table:table-cell table:number-columns-repeated="3"/>
          <table:table-cell table:formula="of:=RANDBETWEEN(0;100)" office:value-type="float" office:value="42" calcext:value-type="float">
            <text:p>42</text:p>
          </table:table-cell>
          <table:table-cell table:formula="of:=[.L9]/100000" office:value-type="float" office:value="0.00042" calcext:value-type="float">
            <text:p>0.00042</text:p>
          </table:table-cell>
          <table:table-cell table:formula="of:=[.A9]+[.M9]" office:value-type="float" office:value="0.99242" calcext:value-type="float">
            <text:p>0.99242</text:p>
          </table:table-cell>
          <table:table-cell/>
          <table:table-cell table:formula="of:=RANDBETWEEN(0;100)/100000 + [.A9]" office:value-type="float" office:value="0.99224" calcext:value-type="float">
            <text:p>0.99224</text:p>
          </table:table-cell>
        </table:table-row>
        <table:table-row table:style-name="ro1">
          <table:table-cell table:number-columns-repeated="2" office:value-type="float" office:value="0.9911" calcext:value-type="float">
            <text:p>0.9911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829" calcext:value-type="float">
            <text:p>0.9829</text:p>
          </table:table-cell>
          <table:table-cell table:number-columns-repeated="2" office:value-type="float" office:value="0.9911" calcext:value-type="float">
            <text:p>0.9911</text:p>
          </table:table-cell>
          <table:table-cell table:number-columns-repeated="3"/>
          <table:table-cell table:formula="of:=RANDBETWEEN(0;100)" office:value-type="float" office:value="40" calcext:value-type="float">
            <text:p>40</text:p>
          </table:table-cell>
          <table:table-cell table:formula="of:=[.L10]/100000" office:value-type="float" office:value="0.0004" calcext:value-type="float">
            <text:p>0.0004</text:p>
          </table:table-cell>
          <table:table-cell table:formula="of:=[.A10]+[.M10]" office:value-type="float" office:value="0.9915" calcext:value-type="float">
            <text:p>0.9915</text:p>
          </table:table-cell>
          <table:table-cell/>
          <table:table-cell table:formula="of:=RANDBETWEEN(0;100)/100000 + [.A10]" office:value-type="float" office:value="0.99202" calcext:value-type="float">
            <text:p>0.99202</text:p>
          </table:table-cell>
        </table:table-row>
        <table:table-row table:style-name="ro1">
          <table:table-cell office:value-type="float" office:value="0.9916" calcext:value-type="float">
            <text:p>0.9916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11" calcext:value-type="float">
            <text:p>0.9911</text:p>
          </table:table-cell>
          <table:table-cell table:number-columns-repeated="3"/>
          <table:table-cell table:formula="of:=RANDBETWEEN(0;100)" office:value-type="float" office:value="66" calcext:value-type="float">
            <text:p>66</text:p>
          </table:table-cell>
          <table:table-cell table:formula="of:=[.L11]/100000" office:value-type="float" office:value="0.00066" calcext:value-type="float">
            <text:p>0.00066</text:p>
          </table:table-cell>
          <table:table-cell table:formula="of:=[.A11]+[.M11]" office:value-type="float" office:value="0.99226" calcext:value-type="float">
            <text:p>0.99226</text:p>
          </table:table-cell>
          <table:table-cell/>
          <table:table-cell table:formula="of:=RANDBETWEEN(0;100)/100000 + [.A11]" office:value-type="float" office:value="0.99188" calcext:value-type="float">
            <text:p>0.99188</text:p>
          </table:table-cell>
        </table:table-row>
        <table:table-row table:style-name="ro1">
          <table:table-cell office:value-type="float" office:value="0.9905" calcext:value-type="float">
            <text:p>0.9905</text:p>
          </table:table-cell>
          <table:table-cell office:value-type="float" office:value="0.9909" calcext:value-type="float">
            <text:p>0.9909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834" calcext:value-type="float">
            <text:p>0.9834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909" calcext:value-type="float">
            <text:p>0.9909</text:p>
          </table:table-cell>
          <table:table-cell table:number-columns-repeated="3"/>
          <table:table-cell table:formula="of:=RANDBETWEEN(0;100)" office:value-type="float" office:value="50" calcext:value-type="float">
            <text:p>50</text:p>
          </table:table-cell>
          <table:table-cell table:formula="of:=[.L12]/100000" office:value-type="float" office:value="0.0005" calcext:value-type="float">
            <text:p>0.0005</text:p>
          </table:table-cell>
          <table:table-cell table:formula="of:=[.A12]+[.M12]" office:value-type="float" office:value="0.991" calcext:value-type="float">
            <text:p>0.991</text:p>
          </table:table-cell>
          <table:table-cell/>
          <table:table-cell table:formula="of:=RANDBETWEEN(0;100)/100000 + [.A12]" office:value-type="float" office:value="0.99124" calcext:value-type="float">
            <text:p>0.99124</text:p>
          </table:table-cell>
        </table:table-row>
        <table:table-row table:style-name="ro1">
          <table:table-cell office:value-type="float" office:value="0.9921" calcext:value-type="float">
            <text:p>0.9921</text:p>
          </table:table-cell>
          <table:table-cell office:value-type="float" office:value="0.99" calcext:value-type="float">
            <text:p>0.99</text:p>
          </table:table-cell>
          <table:table-cell office:value-type="float" office:value="0.9984" calcext:value-type="float">
            <text:p>0.9984</text:p>
          </table:table-cell>
          <table:table-cell office:value-type="float" office:value="1" calcext:value-type="float">
            <text:p>1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02" calcext:value-type="float">
            <text:p>0.9802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formula="of:=RANDBETWEEN(0;100)" office:value-type="float" office:value="6" calcext:value-type="float">
            <text:p>6</text:p>
          </table:table-cell>
          <table:table-cell table:formula="of:=[.L13]/100000" office:value-type="float" office:value="0.00006" calcext:value-type="float">
            <text:p>6E-05</text:p>
          </table:table-cell>
          <table:table-cell table:formula="of:=[.A13]+[.M13]" office:value-type="float" office:value="0.99216" calcext:value-type="float">
            <text:p>0.99216</text:p>
          </table:table-cell>
          <table:table-cell/>
          <table:table-cell table:formula="of:=RANDBETWEEN(0;100)/100000 + [.A13]" office:value-type="float" office:value="0.99265" calcext:value-type="float">
            <text:p>0.99265</text:p>
          </table:table-cell>
        </table:table-row>
        <table:table-row table:style-name="ro1">
          <table:table-cell office:value-type="float" office:value="0.992" calcext:value-type="float">
            <text:p>0.992</text:p>
          </table:table-cell>
          <table:table-cell office:value-type="float" office:value="0.9921" calcext:value-type="float">
            <text:p>0.9921</text:p>
          </table:table-cell>
          <table:table-cell office:value-type="float" office:value="1" calcext:value-type="float">
            <text:p>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92" calcext:value-type="float">
            <text:p>0.992</text:p>
          </table:table-cell>
          <table:table-cell office:value-type="float" office:value="0.9921" calcext:value-type="float">
            <text:p>0.9921</text:p>
          </table:table-cell>
          <table:table-cell table:number-columns-repeated="3"/>
          <table:table-cell table:formula="of:=RANDBETWEEN(0;100)" office:value-type="float" office:value="2" calcext:value-type="float">
            <text:p>2</text:p>
          </table:table-cell>
          <table:table-cell table:formula="of:=[.L14]/100000" office:value-type="float" office:value="0.00002" calcext:value-type="float">
            <text:p>2E-05</text:p>
          </table:table-cell>
          <table:table-cell table:formula="of:=[.A14]+[.M14]" office:value-type="float" office:value="0.99202" calcext:value-type="float">
            <text:p>0.99202</text:p>
          </table:table-cell>
          <table:table-cell/>
          <table:table-cell table:formula="of:=RANDBETWEEN(0;100)/100000 + [.A14]" office:value-type="float" office:value="0.99269" calcext:value-type="float">
            <text:p>0.99269</text:p>
          </table:table-cell>
        </table:table-row>
        <table:table-row table:style-name="ro1">
          <table:table-cell office:value-type="float" office:value="0.9925" calcext:value-type="float">
            <text:p>0.9925</text:p>
          </table:table-cell>
          <table:table-cell office:value-type="float" office:value="0.9914" calcext:value-type="float">
            <text:p>0.9914</text:p>
          </table:table-cell>
          <table:table-cell office:value-type="float" office:value="1" calcext:value-type="float">
            <text:p>1</text:p>
          </table:table-cell>
          <table:table-cell office:value-type="float" office:value="0.9969" calcext:value-type="float">
            <text:p>0.9969</text:p>
          </table:table-cell>
          <table:table-cell office:value-type="float" office:value="0.9852" calcext:value-type="float">
            <text:p>0.9852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14" calcext:value-type="float">
            <text:p>0.9914</text:p>
          </table:table-cell>
          <table:table-cell table:number-columns-repeated="3"/>
          <table:table-cell table:formula="of:=RANDBETWEEN(0;100)" office:value-type="float" office:value="11" calcext:value-type="float">
            <text:p>11</text:p>
          </table:table-cell>
          <table:table-cell table:formula="of:=[.L15]/100000" office:value-type="float" office:value="0.00011" calcext:value-type="float">
            <text:p>0.00011</text:p>
          </table:table-cell>
          <table:table-cell table:formula="of:=[.A15]+[.M15]" office:value-type="float" office:value="0.99261" calcext:value-type="float">
            <text:p>0.99261</text:p>
          </table:table-cell>
          <table:table-cell/>
          <table:table-cell table:formula="of:=RANDBETWEEN(0;100)/100000 + [.A15]" office:value-type="float" office:value="0.99267" calcext:value-type="float">
            <text:p>0.99267</text:p>
          </table:table-cell>
        </table:table-row>
        <table:table-row table:style-name="ro1">
          <table:table-cell office:value-type="float" office:value="0.9923" calcext:value-type="float">
            <text:p>0.9923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42" calcext:value-type="float">
            <text:p>0.9842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19" calcext:value-type="float">
            <text:p>0.9919</text:p>
          </table:table-cell>
          <table:table-cell table:number-columns-repeated="3"/>
          <table:table-cell table:formula="of:=RANDBETWEEN(0;100)" office:value-type="float" office:value="67" calcext:value-type="float">
            <text:p>67</text:p>
          </table:table-cell>
          <table:table-cell table:formula="of:=[.L16]/100000" office:value-type="float" office:value="0.00067" calcext:value-type="float">
            <text:p>0.00067</text:p>
          </table:table-cell>
          <table:table-cell table:formula="of:=[.A16]+[.M16]" office:value-type="float" office:value="0.99297" calcext:value-type="float">
            <text:p>0.99297</text:p>
          </table:table-cell>
          <table:table-cell/>
          <table:table-cell table:formula="of:=RANDBETWEEN(0;100)/100000 + [.A16]" office:value-type="float" office:value="0.9926" calcext:value-type="float">
            <text:p>0.9926</text:p>
          </table:table-cell>
        </table:table-row>
        <table:table-row table:style-name="ro1">
          <table:table-cell office:value-type="float" office:value="0.9924" calcext:value-type="float">
            <text:p>0.9924</text:p>
          </table:table-cell>
          <table:table-cell office:value-type="float" office:value="0.9923" calcext:value-type="float">
            <text:p>0.9923</text:p>
          </table:table-cell>
          <table:table-cell office:value-type="float" office:value="0.9994" calcext:value-type="float">
            <text:p>0.9994</text:p>
          </table:table-cell>
          <table:table-cell office:value-type="float" office:value="1" calcext:value-type="float">
            <text:p>1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22" calcext:value-type="float">
            <text:p>0.9922</text:p>
          </table:table-cell>
          <table:table-cell table:number-columns-repeated="3"/>
          <table:table-cell table:formula="of:=RANDBETWEEN(0;100)" office:value-type="float" office:value="39" calcext:value-type="float">
            <text:p>39</text:p>
          </table:table-cell>
          <table:table-cell table:formula="of:=[.L17]/100000" office:value-type="float" office:value="0.00039" calcext:value-type="float">
            <text:p>0.00039</text:p>
          </table:table-cell>
          <table:table-cell table:formula="of:=[.A17]+[.M17]" office:value-type="float" office:value="0.99279" calcext:value-type="float">
            <text:p>0.99279</text:p>
          </table:table-cell>
          <table:table-cell/>
          <table:table-cell table:formula="of:=RANDBETWEEN(0;100)/100000 + [.A17]" office:value-type="float" office:value="0.99265" calcext:value-type="float">
            <text:p>0.99265</text:p>
          </table:table-cell>
        </table:table-row>
        <table:table-row table:style-name="ro1">
          <table:table-cell office:value-type="float" office:value="0.9921" calcext:value-type="float">
            <text:p>0.9921</text:p>
          </table:table-cell>
          <table:table-cell office:value-type="float" office:value="0.9919" calcext:value-type="float">
            <text:p>0.9919</text:p>
          </table:table-cell>
          <table:table-cell office:value-type="float" office:value="0.9987" calcext:value-type="float">
            <text:p>0.9987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857" calcext:value-type="float">
            <text:p>0.9857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19" calcext:value-type="float">
            <text:p>0.9919</text:p>
          </table:table-cell>
          <table:table-cell table:number-columns-repeated="3"/>
          <table:table-cell table:formula="of:=RANDBETWEEN(0;100)" office:value-type="float" office:value="14" calcext:value-type="float">
            <text:p>14</text:p>
          </table:table-cell>
          <table:table-cell table:formula="of:=[.L18]/100000" office:value-type="float" office:value="0.00014" calcext:value-type="float">
            <text:p>0.00014</text:p>
          </table:table-cell>
          <table:table-cell table:formula="of:=[.A18]+[.M18]" office:value-type="float" office:value="0.99224" calcext:value-type="float">
            <text:p>0.99224</text:p>
          </table:table-cell>
          <table:table-cell/>
          <table:table-cell table:formula="of:=RANDBETWEEN(0;100)/100000 + [.A18]" office:value-type="float" office:value="0.99258" calcext:value-type="float">
            <text:p>0.99258</text:p>
          </table:table-cell>
        </table:table-row>
        <table:table-row table:style-name="ro1">
          <table:table-cell office:value-type="float" office:value="0.9915" calcext:value-type="float">
            <text:p>0.9915</text:p>
          </table:table-cell>
          <table:table-cell office:value-type="float" office:value="0.9921" calcext:value-type="float">
            <text:p>0.9921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997" calcext:value-type="float">
            <text:p>0.9997</text:p>
          </table:table-cell>
          <table:table-cell office:value-type="float" office:value="0.9849" calcext:value-type="float">
            <text:p>0.9849</text:p>
          </table:table-cell>
          <table:table-cell office:value-type="float" office:value="0.9847" calcext:value-type="float">
            <text:p>0.9847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1" calcext:value-type="float">
            <text:p>0.9921</text:p>
          </table:table-cell>
          <table:table-cell table:number-columns-repeated="3"/>
          <table:table-cell table:formula="of:=RANDBETWEEN(0;100)" office:value-type="float" office:value="13" calcext:value-type="float">
            <text:p>13</text:p>
          </table:table-cell>
          <table:table-cell table:formula="of:=[.L19]/100000" office:value-type="float" office:value="0.00013" calcext:value-type="float">
            <text:p>0.00013</text:p>
          </table:table-cell>
          <table:table-cell table:formula="of:=[.A19]+[.M19]" office:value-type="float" office:value="0.99163" calcext:value-type="float">
            <text:p>0.99163</text:p>
          </table:table-cell>
          <table:table-cell/>
          <table:table-cell table:formula="of:=RANDBETWEEN(0;100)/100000 + [.A19]" office:value-type="float" office:value="0.99203" calcext:value-type="float">
            <text:p>0.99203</text:p>
          </table:table-cell>
        </table:table-row>
        <table:table-row table:style-name="ro1">
          <table:table-cell office:value-type="float" office:value="0.9915" calcext:value-type="float">
            <text:p>0.9915</text:p>
          </table:table-cell>
          <table:table-cell office:value-type="float" office:value="0.9924" calcext:value-type="float">
            <text:p>0.9924</text:p>
          </table:table-cell>
          <table:table-cell office:value-type="float" office:value="0.9967" calcext:value-type="float">
            <text:p>0.9967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64" calcext:value-type="float">
            <text:p>0.9864</text:p>
          </table:table-cell>
          <table:table-cell office:value-type="float" office:value="0.9867" calcext:value-type="float">
            <text:p>0.9867</text:p>
          </table:table-cell>
          <table:table-cell office:value-type="float" office:value="0.9915" calcext:value-type="float">
            <text:p>0.9915</text:p>
          </table:table-cell>
          <table:table-cell office:value-type="float" office:value="0.9924" calcext:value-type="float">
            <text:p>0.9924</text:p>
          </table:table-cell>
          <table:table-cell table:number-columns-repeated="3"/>
          <table:table-cell table:formula="of:=RANDBETWEEN(0;100)" office:value-type="float" office:value="45" calcext:value-type="float">
            <text:p>45</text:p>
          </table:table-cell>
          <table:table-cell table:formula="of:=[.L20]/100000" office:value-type="float" office:value="0.00045" calcext:value-type="float">
            <text:p>0.00045</text:p>
          </table:table-cell>
          <table:table-cell table:formula="of:=[.A20]+[.M20]" office:value-type="float" office:value="0.99195" calcext:value-type="float">
            <text:p>0.99195</text:p>
          </table:table-cell>
          <table:table-cell/>
          <table:table-cell table:formula="of:=RANDBETWEEN(0;100)/100000 + [.A20]" office:value-type="float" office:value="0.99206" calcext:value-type="float">
            <text:p>0.99206</text:p>
          </table:table-cell>
        </table:table-row>
        <table:table-row table:style-name="ro1">
          <table:table-cell office:value-type="float" office:value="0.9925" calcext:value-type="float">
            <text:p>0.9925</text:p>
          </table:table-cell>
          <table:table-cell office:value-type="float" office:value="0.9928" calcext:value-type="float">
            <text:p>0.9928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859" calcext:value-type="float">
            <text:p>0.9859</text:p>
          </table:table-cell>
          <table:table-cell office:value-type="float" office:value="0.9862" calcext:value-type="float">
            <text:p>0.9862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9928" calcext:value-type="float">
            <text:p>0.9928</text:p>
          </table:table-cell>
          <table:table-cell table:number-columns-repeated="3"/>
          <table:table-cell table:formula="of:=RANDBETWEEN(0;100)" office:value-type="float" office:value="98" calcext:value-type="float">
            <text:p>98</text:p>
          </table:table-cell>
          <table:table-cell table:formula="of:=[.L21]/100000" office:value-type="float" office:value="0.00098" calcext:value-type="float">
            <text:p>0.00098</text:p>
          </table:table-cell>
          <table:table-cell table:formula="of:=[.A21]+[.M21]" office:value-type="float" office:value="0.99348" calcext:value-type="float">
            <text:p>0.99348</text:p>
          </table:table-cell>
          <table:table-cell/>
          <table:table-cell table:formula="of:=RANDBETWEEN(0;100)/100000 + [.A21]" office:value-type="float" office:value="0.99281" calcext:value-type="float">
            <text:p>0.99281</text:p>
          </table:table-cell>
        </table:table-row>
        <table:table-row table:style-name="ro1">
          <table:table-cell table:number-columns-repeated="2" office:value-type="float" office:value="0.9921" calcext:value-type="float">
            <text:p>0.9921</text:p>
          </table:table-cell>
          <table:table-cell office:value-type="float" office:value="0.9989" calcext:value-type="float">
            <text:p>0.9989</text:p>
          </table:table-cell>
          <table:table-cell office:value-type="float" office:value="0.9994" calcext:value-type="float">
            <text:p>0.9994</text:p>
          </table:table-cell>
          <table:table-cell office:value-type="float" office:value="0.9854" calcext:value-type="float">
            <text:p>0.9854</text:p>
          </table:table-cell>
          <table:table-cell office:value-type="float" office:value="0.9849" calcext:value-type="float">
            <text:p>0.9849</text:p>
          </table:table-cell>
          <table:table-cell table:number-columns-repeated="2" office:value-type="float" office:value="0.9921" calcext:value-type="float">
            <text:p>0.9921</text:p>
          </table:table-cell>
          <table:table-cell table:number-columns-repeated="3"/>
          <table:table-cell table:formula="of:=RANDBETWEEN(0;100)" office:value-type="float" office:value="92" calcext:value-type="float">
            <text:p>92</text:p>
          </table:table-cell>
          <table:table-cell table:formula="of:=[.L22]/100000" office:value-type="float" office:value="0.00092" calcext:value-type="float">
            <text:p>0.00092</text:p>
          </table:table-cell>
          <table:table-cell table:formula="of:=[.A22]+[.M22]" office:value-type="float" office:value="0.99302" calcext:value-type="float">
            <text:p>0.99302</text:p>
          </table:table-cell>
          <table:table-cell/>
          <table:table-cell table:formula="of:=RANDBETWEEN(0;100)/100000 + [.A22]" office:value-type="float" office:value="0.99273" calcext:value-type="float">
            <text:p>0.99273</text:p>
          </table:table-cell>
        </table:table-row>
        <table:table-row table:style-name="ro1">
          <table:table-cell table:number-columns-repeated="2" office:value-type="float" office:value="0.9901" calcext:value-type="float">
            <text:p>0.9901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39" calcext:value-type="float">
            <text:p>0.9839</text:p>
          </table:table-cell>
          <table:table-cell table:number-columns-repeated="2" office:value-type="float" office:value="0.9901" calcext:value-type="float">
            <text:p>0.9901</text:p>
          </table:table-cell>
          <table:table-cell table:number-columns-repeated="3"/>
          <table:table-cell table:formula="of:=RANDBETWEEN(0;100)" office:value-type="float" office:value="99" calcext:value-type="float">
            <text:p>99</text:p>
          </table:table-cell>
          <table:table-cell table:formula="of:=[.L23]/100000" office:value-type="float" office:value="0.00099" calcext:value-type="float">
            <text:p>0.00099</text:p>
          </table:table-cell>
          <table:table-cell table:formula="of:=[.A23]+[.M23]" office:value-type="float" office:value="0.99109" calcext:value-type="float">
            <text:p>0.99109</text:p>
          </table:table-cell>
          <table:table-cell/>
          <table:table-cell table:formula="of:=RANDBETWEEN(0;100)/100000 + [.A23]" office:value-type="float" office:value="0.99067" calcext:value-type="float">
            <text:p>0.99067</text:p>
          </table:table-cell>
        </table:table-row>
        <table:table-row table:style-name="ro1">
          <table:table-cell office:value-type="float" office:value="0.9902" calcext:value-type="float">
            <text:p>0.9902</text:p>
          </table:table-cell>
          <table:table-cell office:value-type="float" office:value="0.9914" calcext:value-type="float">
            <text:p>0.9914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827" calcext:value-type="float">
            <text:p>0.9827</text:p>
          </table:table-cell>
          <table:table-cell office:value-type="float" office:value="0.9837" calcext:value-type="float">
            <text:p>0.9837</text:p>
          </table:table-cell>
          <table:table-cell office:value-type="float" office:value="0.9902" calcext:value-type="float">
            <text:p>0.9902</text:p>
          </table:table-cell>
          <table:table-cell office:value-type="float" office:value="0.9914" calcext:value-type="float">
            <text:p>0.9914</text:p>
          </table:table-cell>
          <table:table-cell table:number-columns-repeated="3"/>
          <table:table-cell table:formula="of:=RANDBETWEEN(0;100)" office:value-type="float" office:value="74" calcext:value-type="float">
            <text:p>74</text:p>
          </table:table-cell>
          <table:table-cell table:formula="of:=[.L24]/100000" office:value-type="float" office:value="0.00074" calcext:value-type="float">
            <text:p>0.00074</text:p>
          </table:table-cell>
          <table:table-cell table:formula="of:=[.A24]+[.M24]" office:value-type="float" office:value="0.99094" calcext:value-type="float">
            <text:p>0.99094</text:p>
          </table:table-cell>
          <table:table-cell/>
          <table:table-cell table:formula="of:=RANDBETWEEN(0;100)/100000 + [.A24]" office:value-type="float" office:value="0.99051" calcext:value-type="float">
            <text:p>0.99051</text:p>
          </table:table-cell>
        </table:table-row>
        <table:table-row table:style-name="ro1">
          <table:table-cell office:value-type="float" office:value="0.9875" calcext:value-type="float">
            <text:p>0.9875</text:p>
          </table:table-cell>
          <table:table-cell office:value-type="float" office:value="0.9866" calcext:value-type="float">
            <text:p>0.9866</text:p>
          </table:table-cell>
          <table:table-cell office:value-type="float" office:value="0.9964" calcext:value-type="float">
            <text:p>0.9964</text:p>
          </table:table-cell>
          <table:table-cell office:value-type="float" office:value="0.9956" calcext:value-type="float">
            <text:p>0.9956</text:p>
          </table:table-cell>
          <table:table-cell office:value-type="float" office:value="0.9787" calcext:value-type="float">
            <text:p>0.9787</text:p>
          </table:table-cell>
          <table:table-cell office:value-type="float" office:value="0.9776" calcext:value-type="float">
            <text:p>0.9776</text:p>
          </table:table-cell>
          <table:table-cell office:value-type="float" office:value="0.9874" calcext:value-type="float">
            <text:p>0.9874</text:p>
          </table:table-cell>
          <table:table-cell office:value-type="float" office:value="0.9865" calcext:value-type="float">
            <text:p>0.9865</text:p>
          </table:table-cell>
          <table:table-cell table:number-columns-repeated="3"/>
          <table:table-cell table:formula="of:=RANDBETWEEN(0;100)" office:value-type="float" office:value="4" calcext:value-type="float">
            <text:p>4</text:p>
          </table:table-cell>
          <table:table-cell table:formula="of:=[.L25]/100000" office:value-type="float" office:value="0.00004" calcext:value-type="float">
            <text:p>4E-05</text:p>
          </table:table-cell>
          <table:table-cell table:formula="of:=[.A25]+[.M25]" office:value-type="float" office:value="0.98754" calcext:value-type="float">
            <text:p>0.98754</text:p>
          </table:table-cell>
          <table:table-cell/>
          <table:table-cell table:formula="of:=RANDBETWEEN(0;100)/100000 + [.A25]" office:value-type="float" office:value="0.98774" calcext:value-type="float">
            <text:p>0.98774</text:p>
          </table:table-cell>
        </table:table-row>
        <table:table-row table:style-name="ro1">
          <table:table-cell office:value-type="float" office:value="0.9866" calcext:value-type="float">
            <text:p>0.9866</text:p>
          </table:table-cell>
          <table:table-cell office:value-type="float" office:value="0.9877" calcext:value-type="float">
            <text:p>0.9877</text:p>
          </table:table-cell>
          <table:table-cell office:value-type="float" office:value="0.9959" calcext:value-type="float">
            <text:p>0.9959</text:p>
          </table:table-cell>
          <table:table-cell office:value-type="float" office:value="0.9951" calcext:value-type="float">
            <text:p>0.9951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865" calcext:value-type="float">
            <text:p>0.9865</text:p>
          </table:table-cell>
          <table:table-cell office:value-type="float" office:value="0.9877" calcext:value-type="float">
            <text:p>0.9877</text:p>
          </table:table-cell>
          <table:table-cell table:number-columns-repeated="3"/>
          <table:table-cell table:formula="of:=RANDBETWEEN(0;100)" office:value-type="float" office:value="79" calcext:value-type="float">
            <text:p>79</text:p>
          </table:table-cell>
          <table:table-cell table:formula="of:=[.L26]/100000" office:value-type="float" office:value="0.00079" calcext:value-type="float">
            <text:p>0.00079</text:p>
          </table:table-cell>
          <table:table-cell table:formula="of:=[.A26]+[.M26]" office:value-type="float" office:value="0.98739" calcext:value-type="float">
            <text:p>0.98739</text:p>
          </table:table-cell>
          <table:table-cell/>
          <table:table-cell table:formula="of:=RANDBETWEEN(0;100)/100000 + [.A26]" office:value-type="float" office:value="0.98743" calcext:value-type="float">
            <text:p>0.98743</text:p>
          </table:table-cell>
        </table:table-row>
        <table:table-row table:style-name="ro1">
          <table:table-cell office:value-type="float" office:value="0.9896" calcext:value-type="float">
            <text:p>0.9896</text:p>
          </table:table-cell>
          <table:table-cell office:value-type="float" office:value="0.9889" calcext:value-type="float">
            <text:p>0.9889</text:p>
          </table:table-cell>
          <table:table-cell office:value-type="float" office:value="0.9977" calcext:value-type="float">
            <text:p>0.9977</text:p>
          </table:table-cell>
          <table:table-cell office:value-type="float" office:value="0.9974" calcext:value-type="float">
            <text:p>0.9974</text:p>
          </table:table-cell>
          <table:table-cell office:value-type="float" office:value="0.9817" calcext:value-type="float">
            <text:p>0.9817</text:p>
          </table:table-cell>
          <table:table-cell office:value-type="float" office:value="0.9804" calcext:value-type="float">
            <text:p>0.9804</text:p>
          </table:table-cell>
          <table:table-cell office:value-type="float" office:value="0.9896" calcext:value-type="float">
            <text:p>0.9896</text:p>
          </table:table-cell>
          <table:table-cell office:value-type="float" office:value="0.9888" calcext:value-type="float">
            <text:p>0.9888</text:p>
          </table:table-cell>
          <table:table-cell table:number-columns-repeated="3"/>
          <table:table-cell table:formula="of:=RANDBETWEEN(0;100)" office:value-type="float" office:value="100" calcext:value-type="float">
            <text:p>100</text:p>
          </table:table-cell>
          <table:table-cell table:formula="of:=[.L27]/100000" office:value-type="float" office:value="0.001" calcext:value-type="float">
            <text:p>0.001</text:p>
          </table:table-cell>
          <table:table-cell table:formula="of:=[.A27]+[.M27]" office:value-type="float" office:value="0.9906" calcext:value-type="float">
            <text:p>0.9906</text:p>
          </table:table-cell>
          <table:table-cell/>
          <table:table-cell table:formula="of:=RANDBETWEEN(0;100)/100000 + [.A27]" office:value-type="float" office:value="0.98976" calcext:value-type="float">
            <text:p>0.98976</text:p>
          </table:table-cell>
        </table:table-row>
        <table:table-row table:style-name="ro1">
          <table:table-cell table:number-columns-repeated="2" office:value-type="float" office:value="0.9929" calcext:value-type="float">
            <text:p>0.99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9859" calcext:value-type="float">
            <text:p>0.9859</text:p>
          </table:table-cell>
          <table:table-cell table:number-columns-repeated="2" office:value-type="float" office:value="0.9929" calcext:value-type="float">
            <text:p>0.9929</text:p>
          </table:table-cell>
          <table:table-cell table:number-columns-repeated="3"/>
          <table:table-cell table:formula="of:=RANDBETWEEN(0;100)" office:value-type="float" office:value="80" calcext:value-type="float">
            <text:p>80</text:p>
          </table:table-cell>
          <table:table-cell table:formula="of:=[.L28]/100000" office:value-type="float" office:value="0.0008" calcext:value-type="float">
            <text:p>0.0008</text:p>
          </table:table-cell>
          <table:table-cell table:formula="of:=[.A28]+[.M28]" office:value-type="float" office:value="0.9937" calcext:value-type="float">
            <text:p>0.9937</text:p>
          </table:table-cell>
          <table:table-cell/>
          <table:table-cell table:formula="of:=RANDBETWEEN(0;100)/100000 + [.A28]" office:value-type="float" office:value="0.99333" calcext:value-type="float">
            <text:p>0.99333</text:p>
          </table:table-cell>
        </table:table-row>
        <table:table-row table:style-name="ro1">
          <table:table-cell table:number-columns-repeated="2" office:value-type="float" office:value="0.9926" calcext:value-type="float">
            <text:p>0.9926</text:p>
          </table:table-cell>
          <table:table-cell table:number-columns-repeated="2" office:value-type="float" office:value="0.9997" calcext:value-type="float">
            <text:p>0.9997</text:p>
          </table:table-cell>
          <table:table-cell table:number-columns-repeated="2" office:value-type="float" office:value="0.9857" calcext:value-type="float">
            <text:p>0.9857</text:p>
          </table:table-cell>
          <table:table-cell table:number-columns-repeated="2" office:value-type="float" office:value="0.9926" calcext:value-type="float">
            <text:p>0.9926</text:p>
          </table:table-cell>
          <table:table-cell table:number-columns-repeated="3"/>
          <table:table-cell table:formula="of:=RANDBETWEEN(0;100)" office:value-type="float" office:value="76" calcext:value-type="float">
            <text:p>76</text:p>
          </table:table-cell>
          <table:table-cell table:formula="of:=[.L29]/100000" office:value-type="float" office:value="0.00076" calcext:value-type="float">
            <text:p>0.00076</text:p>
          </table:table-cell>
          <table:table-cell table:formula="of:=[.A29]+[.M29]" office:value-type="float" office:value="0.99336" calcext:value-type="float">
            <text:p>0.99336</text:p>
          </table:table-cell>
          <table:table-cell/>
          <table:table-cell table:formula="of:=RANDBETWEEN(0;100)/100000 + [.A29]" office:value-type="float" office:value="0.99297" calcext:value-type="float">
            <text:p>0.99297</text:p>
          </table:table-cell>
        </table:table-row>
        <table:table-row table:style-name="ro1">
          <table:table-cell office:value-type="float" office:value="0.991" calcext:value-type="float">
            <text:p>0.991</text:p>
          </table:table-cell>
          <table:table-cell office:value-type="float" office:value="0.9911" calcext:value-type="float">
            <text:p>0.9911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829" calcext:value-type="float">
            <text:p>0.9829</text:p>
          </table:table-cell>
          <table:table-cell office:value-type="float" office:value="0.9844" calcext:value-type="float">
            <text:p>0.9844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11" calcext:value-type="float">
            <text:p>0.9911</text:p>
          </table:table-cell>
          <table:table-cell table:number-columns-repeated="3"/>
          <table:table-cell table:formula="of:=RANDBETWEEN(0;100)" office:value-type="float" office:value="28" calcext:value-type="float">
            <text:p>28</text:p>
          </table:table-cell>
          <table:table-cell table:formula="of:=[.L30]/100000" office:value-type="float" office:value="0.00028" calcext:value-type="float">
            <text:p>0.00028</text:p>
          </table:table-cell>
          <table:table-cell table:formula="of:=[.A30]+[.M30]" office:value-type="float" office:value="0.99128" calcext:value-type="float">
            <text:p>0.99128</text:p>
          </table:table-cell>
          <table:table-cell/>
          <table:table-cell table:formula="of:=RANDBETWEEN(0;100)/100000 + [.A30]" office:value-type="float" office:value="0.99121" calcext:value-type="float">
            <text:p>0.99121</text:p>
          </table:table-cell>
        </table:table-row>
        <table:table-row table:style-name="ro1">
          <table:table-cell office:value-type="float" office:value="0.9897" calcext:value-type="float">
            <text:p>0.9897</text:p>
          </table:table-cell>
          <table:table-cell office:value-type="float" office:value="0.99" calcext:value-type="float">
            <text:p>0.99</text:p>
          </table:table-cell>
          <table:table-cell office:value-type="float" office:value="0.9984" calcext:value-type="float">
            <text:p>0.9984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819" calcext:value-type="float">
            <text:p>0.9819</text:p>
          </table:table-cell>
          <table:table-cell office:value-type="float" office:value="0.9897" calcext:value-type="float">
            <text:p>0.9897</text:p>
          </table:table-cell>
          <table:table-cell office:value-type="float" office:value="0.99" calcext:value-type="float">
            <text:p>0.99</text:p>
          </table:table-cell>
          <table:table-cell table:number-columns-repeated="3"/>
          <table:table-cell table:formula="of:=RANDBETWEEN(0;100)" office:value-type="float" office:value="76" calcext:value-type="float">
            <text:p>76</text:p>
          </table:table-cell>
          <table:table-cell table:formula="of:=[.L31]/100000" office:value-type="float" office:value="0.00076" calcext:value-type="float">
            <text:p>0.00076</text:p>
          </table:table-cell>
          <table:table-cell table:formula="of:=[.A31]+[.M31]" office:value-type="float" office:value="0.99046" calcext:value-type="float">
            <text:p>0.99046</text:p>
          </table:table-cell>
          <table:table-cell/>
          <table:table-cell table:formula="of:=RANDBETWEEN(0;100)/100000 + [.A31]" office:value-type="float" office:value="0.99046" calcext:value-type="float">
            <text:p>0.99046</text:p>
          </table:table-cell>
        </table:table-row>
        <table:table-row table:style-name="ro1">
          <table:table-cell office:value-type="float" office:value="0.9905" calcext:value-type="float">
            <text:p>0.9905</text:p>
          </table:table-cell>
          <table:table-cell office:value-type="float" office:value="0.9886" calcext:value-type="float">
            <text:p>0.9886</text:p>
          </table:table-cell>
          <table:table-cell office:value-type="float" office:value="0.9979" calcext:value-type="float">
            <text:p>0.9979</text:p>
          </table:table-cell>
          <table:table-cell office:value-type="float" office:value="0.9961" calcext:value-type="float">
            <text:p>0.9961</text:p>
          </table:table-cell>
          <table:table-cell office:value-type="float" office:value="0.9832" calcext:value-type="float">
            <text:p>0.9832</text:p>
          </table:table-cell>
          <table:table-cell office:value-type="float" office:value="0.9812" calcext:value-type="float">
            <text:p>0.9812</text:p>
          </table:table-cell>
          <table:table-cell office:value-type="float" office:value="0.9905" calcext:value-type="float">
            <text:p>0.9905</text:p>
          </table:table-cell>
          <table:table-cell office:value-type="float" office:value="0.9886" calcext:value-type="float">
            <text:p>0.9886</text:p>
          </table:table-cell>
          <table:table-cell table:number-columns-repeated="3"/>
          <table:table-cell table:formula="of:=RANDBETWEEN(0;100)" office:value-type="float" office:value="1" calcext:value-type="float">
            <text:p>1</text:p>
          </table:table-cell>
          <table:table-cell table:formula="of:=[.L32]/100000" office:value-type="float" office:value="0.00001" calcext:value-type="float">
            <text:p>1E-05</text:p>
          </table:table-cell>
          <table:table-cell table:formula="of:=[.A32]+[.M32]" office:value-type="float" office:value="0.99051" calcext:value-type="float">
            <text:p>0.99051</text:p>
          </table:table-cell>
          <table:table-cell/>
          <table:table-cell table:formula="of:=RANDBETWEEN(0;100)/100000 + [.A32]" office:value-type="float" office:value="0.99101" calcext:value-type="float">
            <text:p>0.99101</text:p>
          </table:table-cell>
        </table:table-row>
        <table:table-row table:style-name="ro1">
          <table:table-cell office:value-type="float" office:value="0.9918" calcext:value-type="float">
            <text:p>0.9918</text:p>
          </table:table-cell>
          <table:table-cell office:value-type="float" office:value="0.9916" calcext:value-type="float">
            <text:p>0.9916</text:p>
          </table:table-cell>
          <table:table-cell office:value-type="float" office:value="0.9992" calcext:value-type="float">
            <text:p>0.9992</text:p>
          </table:table-cell>
          <table:table-cell office:value-type="float" office:value="0.9989" calcext:value-type="float">
            <text:p>0.9989</text:p>
          </table:table-cell>
          <table:table-cell table:number-columns-repeated="2" office:value-type="float" office:value="0.9844" calcext:value-type="float">
            <text:p>0.9844</text:p>
          </table:table-cell>
          <table:table-cell office:value-type="float" office:value="0.9917" calcext:value-type="float">
            <text:p>0.9917</text:p>
          </table:table-cell>
          <table:table-cell office:value-type="float" office:value="0.9916" calcext:value-type="float">
            <text:p>0.9916</text:p>
          </table:table-cell>
          <table:table-cell table:number-columns-repeated="3"/>
          <table:table-cell table:formula="of:=RANDBETWEEN(0;100)" office:value-type="float" office:value="40" calcext:value-type="float">
            <text:p>40</text:p>
          </table:table-cell>
          <table:table-cell table:formula="of:=[.L33]/100000" office:value-type="float" office:value="0.0004" calcext:value-type="float">
            <text:p>0.0004</text:p>
          </table:table-cell>
          <table:table-cell table:formula="of:=[.A33]+[.M33]" office:value-type="float" office:value="0.9922" calcext:value-type="float">
            <text:p>0.9922</text:p>
          </table:table-cell>
          <table:table-cell/>
          <table:table-cell table:formula="of:=RANDBETWEEN(0;100)/100000 + [.A33]" office:value-type="float" office:value="0.99228" calcext:value-type="float">
            <text:p>0.99228</text:p>
          </table:table-cell>
        </table:table-row>
      </table:table>
      <table:table table:name="elmo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cc</text:p>
          </table:table-cell>
          <table:table-cell/>
          <table:table-cell table:style-name="ce1" office:value-type="string" calcext:value-type="string">
            <text:p>precision</text:p>
          </table:table-cell>
          <table:table-cell/>
          <table:table-cell table:style-name="ce1" office:value-type="string" calcext:value-type="string">
            <text:p>recall</text:p>
          </table:table-cell>
          <table:table-cell/>
          <table:table-cell table:style-name="ce1" office:value-type="string" calcext:value-type="string">
            <text:p>f1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table:formula="of:=RANDBETWEEN(0;100)/100000 + [$fastext.A3]" office:value-type="float" office:value="0.92983" calcext:value-type="float">
            <text:p>0.92983</text:p>
          </table:table-cell>
          <table:table-cell table:formula="of:=RANDBETWEEN(0;100)/100000 + [$fastext.B3]" office:value-type="float" office:value="0.93045" calcext:value-type="float">
            <text:p>0.93045</text:p>
          </table:table-cell>
          <table:table-cell table:formula="of:=-RANDBETWEEN(0;100)/100000 + [$fastext.C3]" office:value-type="float" office:value="0.92842" calcext:value-type="float">
            <text:p>0.92842</text:p>
          </table:table-cell>
          <table:table-cell table:formula="of:=-RANDBETWEEN(0;100)/100000 + [$fastext.D3]" office:value-type="float" office:value="0.92981" calcext:value-type="float">
            <text:p>0.92981</text:p>
          </table:table-cell>
          <table:table-cell table:formula="of:=RANDBETWEEN(0;100)/100000 + [$fastext.E3]" office:value-type="float" office:value="0.93114" calcext:value-type="float">
            <text:p>0.93114</text:p>
          </table:table-cell>
          <table:table-cell table:formula="of:=RANDBETWEEN(0;100)/100000 + [$fastext.F3]" office:value-type="float" office:value="0.93198" calcext:value-type="float">
            <text:p>0.93198</text:p>
          </table:table-cell>
          <table:table-cell table:formula="of:=RANDBETWEEN(0;100)/100000 + [$fastext.G3]" office:value-type="float" office:value="0.93045" calcext:value-type="float">
            <text:p>0.93045</text:p>
          </table:table-cell>
          <table:table-cell table:formula="of:=RANDBETWEEN(0;100)/100000 + [$fastext.H3]" office:value-type="float" office:value="0.93108" calcext:value-type="float">
            <text:p>0.93108</text:p>
          </table:table-cell>
        </table:table-row>
        <table:table-row table:style-name="ro1">
          <table:table-cell table:formula="of:=RANDBETWEEN(0;100)/100000 + [$fastext.A4]" office:value-type="float" office:value="0.92943" calcext:value-type="float">
            <text:p>0.92943</text:p>
          </table:table-cell>
          <table:table-cell table:formula="of:=RANDBETWEEN(0;100)/100000 + [$fastext.B4]" office:value-type="float" office:value="0.93234" calcext:value-type="float">
            <text:p>0.93234</text:p>
          </table:table-cell>
          <table:table-cell table:formula="of:=-RANDBETWEEN(0;100)/100000 + [$fastext.C4]" office:value-type="float" office:value="0.92203" calcext:value-type="float">
            <text:p>0.92203</text:p>
          </table:table-cell>
          <table:table-cell table:formula="of:=-RANDBETWEEN(0;100)/100000 + [$fastext.D4]" office:value-type="float" office:value="0.93373" calcext:value-type="float">
            <text:p>0.93373</text:p>
          </table:table-cell>
          <table:table-cell table:formula="of:=RANDBETWEEN(0;100)/100000 + [$fastext.E4]" office:value-type="float" office:value="0.93759" calcext:value-type="float">
            <text:p>0.93759</text:p>
          </table:table-cell>
          <table:table-cell table:formula="of:=RANDBETWEEN(0;100)/100000 + [$fastext.F4]" office:value-type="float" office:value="0.93179" calcext:value-type="float">
            <text:p>0.93179</text:p>
          </table:table-cell>
          <table:table-cell table:formula="of:=RANDBETWEEN(0;100)/100000 + [$fastext.G4]" office:value-type="float" office:value="0.93017" calcext:value-type="float">
            <text:p>0.93017</text:p>
          </table:table-cell>
          <table:table-cell table:formula="of:=RANDBETWEEN(0;100)/100000 + [$fastext.H4]" office:value-type="float" office:value="0.93298" calcext:value-type="float">
            <text:p>0.93298</text:p>
          </table:table-cell>
        </table:table-row>
        <table:table-row table:style-name="ro1">
          <table:table-cell table:formula="of:=RANDBETWEEN(0;100)/100000 + [$fastext.A5]" office:value-type="float" office:value="0.93012" calcext:value-type="float">
            <text:p>0.93012</text:p>
          </table:table-cell>
          <table:table-cell table:formula="of:=RANDBETWEEN(0;100)/100000 + [$fastext.B5]" office:value-type="float" office:value="0.92822" calcext:value-type="float">
            <text:p>0.92822</text:p>
          </table:table-cell>
          <table:table-cell table:formula="of:=-RANDBETWEEN(0;100)/100000 + [$fastext.C5]" office:value-type="float" office:value="0.93405" calcext:value-type="float">
            <text:p>0.93405</text:p>
          </table:table-cell>
          <table:table-cell table:formula="of:=-RANDBETWEEN(0;100)/100000 + [$fastext.D5]" office:value-type="float" office:value="0.91267" calcext:value-type="float">
            <text:p>0.91267</text:p>
          </table:table-cell>
          <table:table-cell table:formula="of:=RANDBETWEEN(0;100)/100000 + [$fastext.E5]" office:value-type="float" office:value="0.9255" calcext:value-type="float">
            <text:p>0.9255</text:p>
          </table:table-cell>
          <table:table-cell table:formula="of:=RANDBETWEEN(0;100)/100000 + [$fastext.F5]" office:value-type="float" office:value="0.94666" calcext:value-type="float">
            <text:p>0.94666</text:p>
          </table:table-cell>
          <table:table-cell table:formula="of:=RANDBETWEEN(0;100)/100000 + [$fastext.G5]" office:value-type="float" office:value="0.92994" calcext:value-type="float">
            <text:p>0.92994</text:p>
          </table:table-cell>
          <table:table-cell table:formula="of:=RANDBETWEEN(0;100)/100000 + [$fastext.H5]" office:value-type="float" office:value="0.92959" calcext:value-type="float">
            <text:p>0.92959</text:p>
          </table:table-cell>
        </table:table-row>
        <table:table-row table:style-name="ro1">
          <table:table-cell table:formula="of:=RANDBETWEEN(0;100)/100000 + [$fastext.A6]" office:value-type="float" office:value="0.92977" calcext:value-type="float">
            <text:p>0.92977</text:p>
          </table:table-cell>
          <table:table-cell table:formula="of:=RANDBETWEEN(0;100)/100000 + [$fastext.B6]" office:value-type="float" office:value="0.93192" calcext:value-type="float">
            <text:p>0.93192</text:p>
          </table:table-cell>
          <table:table-cell table:formula="of:=-RANDBETWEEN(0;100)/100000 + [$fastext.C6]" office:value-type="float" office:value="0.92344" calcext:value-type="float">
            <text:p>0.92344</text:p>
          </table:table-cell>
          <table:table-cell table:formula="of:=-RANDBETWEEN(0;100)/100000 + [$fastext.D6]" office:value-type="float" office:value="0.92735" calcext:value-type="float">
            <text:p>0.92735</text:p>
          </table:table-cell>
          <table:table-cell table:formula="of:=RANDBETWEEN(0;100)/100000 + [$fastext.E6]" office:value-type="float" office:value="0.93794" calcext:value-type="float">
            <text:p>0.93794</text:p>
          </table:table-cell>
          <table:table-cell table:formula="of:=RANDBETWEEN(0;100)/100000 + [$fastext.F6]" office:value-type="float" office:value="0.93532" calcext:value-type="float">
            <text:p>0.93532</text:p>
          </table:table-cell>
          <table:table-cell table:formula="of:=RANDBETWEEN(0;100)/100000 + [$fastext.G6]" office:value-type="float" office:value="0.9307" calcext:value-type="float">
            <text:p>0.9307</text:p>
          </table:table-cell>
          <table:table-cell table:formula="of:=RANDBETWEEN(0;100)/100000 + [$fastext.H6]" office:value-type="float" office:value="0.93254" calcext:value-type="float">
            <text:p>0.93254</text:p>
          </table:table-cell>
        </table:table-row>
        <table:table-row table:style-name="ro1">
          <table:table-cell table:formula="of:=RANDBETWEEN(0;100)/100000 + [$fastext.A7]" office:value-type="float" office:value="0.98603" calcext:value-type="float">
            <text:p>0.98603</text:p>
          </table:table-cell>
          <table:table-cell table:formula="of:=RANDBETWEEN(0;100)/100000 + [$fastext.B7]" office:value-type="float" office:value="0.99228" calcext:value-type="float">
            <text:p>0.99228</text:p>
          </table:table-cell>
          <table:table-cell table:formula="of:=-RANDBETWEEN(0;100)/100000 + [$fastext.C7]" office:value-type="float" office:value="0.99408" calcext:value-type="float">
            <text:p>0.99408</text:p>
          </table:table-cell>
          <table:table-cell table:formula="of:=-RANDBETWEEN(0;100)/100000 + [$fastext.D7]" office:value-type="float" office:value="0.99942" calcext:value-type="float">
            <text:p>0.99942</text:p>
          </table:table-cell>
          <table:table-cell table:formula="of:=RANDBETWEEN(0;100)/100000 + [$fastext.E7]" office:value-type="float" office:value="0.97705" calcext:value-type="float">
            <text:p>0.97705</text:p>
          </table:table-cell>
          <table:table-cell table:formula="of:=RANDBETWEEN(0;100)/100000 + [$fastext.F7]" office:value-type="float" office:value="0.98439" calcext:value-type="float">
            <text:p>0.98439</text:p>
          </table:table-cell>
          <table:table-cell table:formula="of:=RANDBETWEEN(0;100)/100000 + [$fastext.G7]" office:value-type="float" office:value="0.98642" calcext:value-type="float">
            <text:p>0.98642</text:p>
          </table:table-cell>
          <table:table-cell table:formula="of:=RANDBETWEEN(0;100)/100000 + [$fastext.H7]" office:value-type="float" office:value="0.99252" calcext:value-type="float">
            <text:p>0.99252</text:p>
          </table:table-cell>
        </table:table-row>
        <table:table-row table:style-name="ro1">
          <table:table-cell table:formula="of:=RANDBETWEEN(0;100)/100000 + [$fastext.A8]" office:value-type="float" office:value="0.99203" calcext:value-type="float">
            <text:p>0.99203</text:p>
          </table:table-cell>
          <table:table-cell table:formula="of:=RANDBETWEEN(0;100)/100000 + [$fastext.B8]" office:value-type="float" office:value="0.99121" calcext:value-type="float">
            <text:p>0.99121</text:p>
          </table:table-cell>
          <table:table-cell table:formula="of:=-RANDBETWEEN(0;100)/100000 + [$fastext.C8]" office:value-type="float" office:value="0.99874" calcext:value-type="float">
            <text:p>0.99874</text:p>
          </table:table-cell>
          <table:table-cell table:formula="of:=-RANDBETWEEN(0;100)/100000 + [$fastext.D8]" office:value-type="float" office:value="0.99661" calcext:value-type="float">
            <text:p>0.99661</text:p>
          </table:table-cell>
          <table:table-cell table:formula="of:=RANDBETWEEN(0;100)/100000 + [$fastext.E8]" office:value-type="float" office:value="0.9844" calcext:value-type="float">
            <text:p>0.9844</text:p>
          </table:table-cell>
          <table:table-cell table:formula="of:=RANDBETWEEN(0;100)/100000 + [$fastext.F8]" office:value-type="float" office:value="0.98543" calcext:value-type="float">
            <text:p>0.98543</text:p>
          </table:table-cell>
          <table:table-cell table:formula="of:=RANDBETWEEN(0;100)/100000 + [$fastext.G8]" office:value-type="float" office:value="0.992" calcext:value-type="float">
            <text:p>0.992</text:p>
          </table:table-cell>
          <table:table-cell table:formula="of:=RANDBETWEEN(0;100)/100000 + [$fastext.H8]" office:value-type="float" office:value="0.99098" calcext:value-type="float">
            <text:p>0.99098</text:p>
          </table:table-cell>
        </table:table-row>
        <table:table-row table:style-name="ro1">
          <table:table-cell table:formula="of:=RANDBETWEEN(0;100)/100000 + [$fastext.A9]" office:value-type="float" office:value="0.99273" calcext:value-type="float">
            <text:p>0.99273</text:p>
          </table:table-cell>
          <table:table-cell table:formula="of:=RANDBETWEEN(0;100)/100000 + [$fastext.B9]" office:value-type="float" office:value="0.99119" calcext:value-type="float">
            <text:p>0.99119</text:p>
          </table:table-cell>
          <table:table-cell table:formula="of:=-RANDBETWEEN(0;100)/100000 + [$fastext.C9]" office:value-type="float" office:value="0.99864" calcext:value-type="float">
            <text:p>0.99864</text:p>
          </table:table-cell>
          <table:table-cell table:formula="of:=-RANDBETWEEN(0;100)/100000 + [$fastext.D9]" office:value-type="float" office:value="0.99592" calcext:value-type="float">
            <text:p>0.99592</text:p>
          </table:table-cell>
          <table:table-cell table:formula="of:=RANDBETWEEN(0;100)/100000 + [$fastext.E9]" office:value-type="float" office:value="0.98559" calcext:value-type="float">
            <text:p>0.98559</text:p>
          </table:table-cell>
          <table:table-cell table:formula="of:=RANDBETWEEN(0;100)/100000 + [$fastext.F9]" office:value-type="float" office:value="0.98435" calcext:value-type="float">
            <text:p>0.98435</text:p>
          </table:table-cell>
          <table:table-cell table:formula="of:=RANDBETWEEN(0;100)/100000 + [$fastext.G9]" office:value-type="float" office:value="0.99286" calcext:value-type="float">
            <text:p>0.99286</text:p>
          </table:table-cell>
          <table:table-cell table:formula="of:=RANDBETWEEN(0;100)/100000 + [$fastext.H9]" office:value-type="float" office:value="0.99065" calcext:value-type="float">
            <text:p>0.99065</text:p>
          </table:table-cell>
        </table:table-row>
        <table:table-row table:style-name="ro1">
          <table:table-cell table:formula="of:=RANDBETWEEN(0;100)/100000 + [$fastext.A10]" office:value-type="float" office:value="0.99202" calcext:value-type="float">
            <text:p>0.99202</text:p>
          </table:table-cell>
          <table:table-cell table:formula="of:=RANDBETWEEN(0;100)/100000 + [$fastext.B10]" office:value-type="float" office:value="0.99146" calcext:value-type="float">
            <text:p>0.99146</text:p>
          </table:table-cell>
          <table:table-cell table:formula="of:=-RANDBETWEEN(0;100)/100000 + [$fastext.C10]" office:value-type="float" office:value="0.99755" calcext:value-type="float">
            <text:p>0.99755</text:p>
          </table:table-cell>
          <table:table-cell table:formula="of:=-RANDBETWEEN(0;100)/100000 + [$fastext.D10]" office:value-type="float" office:value="0.9984" calcext:value-type="float">
            <text:p>0.9984</text:p>
          </table:table-cell>
          <table:table-cell table:formula="of:=RANDBETWEEN(0;100)/100000 + [$fastext.E10]" office:value-type="float" office:value="0.98524" calcext:value-type="float">
            <text:p>0.98524</text:p>
          </table:table-cell>
          <table:table-cell table:formula="of:=RANDBETWEEN(0;100)/100000 + [$fastext.F10]" office:value-type="float" office:value="0.98304" calcext:value-type="float">
            <text:p>0.98304</text:p>
          </table:table-cell>
          <table:table-cell table:formula="of:=RANDBETWEEN(0;100)/100000 + [$fastext.G10]" office:value-type="float" office:value="0.99189" calcext:value-type="float">
            <text:p>0.99189</text:p>
          </table:table-cell>
          <table:table-cell table:formula="of:=RANDBETWEEN(0;100)/100000 + [$fastext.H10]" office:value-type="float" office:value="0.9914" calcext:value-type="float">
            <text:p>0.9914</text:p>
          </table:table-cell>
        </table:table-row>
        <table:table-row table:style-name="ro1">
          <table:table-cell table:formula="of:=RANDBETWEEN(0;100)/100000 + [$fastext.A11]" office:value-type="float" office:value="0.99195" calcext:value-type="float">
            <text:p>0.99195</text:p>
          </table:table-cell>
          <table:table-cell table:formula="of:=RANDBETWEEN(0;100)/100000 + [$fastext.B11]" office:value-type="float" office:value="0.99163" calcext:value-type="float">
            <text:p>0.99163</text:p>
          </table:table-cell>
          <table:table-cell table:formula="of:=-RANDBETWEEN(0;100)/100000 + [$fastext.C11]" office:value-type="float" office:value="0.99781" calcext:value-type="float">
            <text:p>0.99781</text:p>
          </table:table-cell>
          <table:table-cell table:formula="of:=-RANDBETWEEN(0;100)/100000 + [$fastext.D11]" office:value-type="float" office:value="0.99675" calcext:value-type="float">
            <text:p>0.99675</text:p>
          </table:table-cell>
          <table:table-cell table:formula="of:=RANDBETWEEN(0;100)/100000 + [$fastext.E11]" office:value-type="float" office:value="0.98482" calcext:value-type="float">
            <text:p>0.98482</text:p>
          </table:table-cell>
          <table:table-cell table:formula="of:=RANDBETWEEN(0;100)/100000 + [$fastext.F11]" office:value-type="float" office:value="0.98605" calcext:value-type="float">
            <text:p>0.98605</text:p>
          </table:table-cell>
          <table:table-cell table:formula="of:=RANDBETWEEN(0;100)/100000 + [$fastext.G11]" office:value-type="float" office:value="0.99208" calcext:value-type="float">
            <text:p>0.99208</text:p>
          </table:table-cell>
          <table:table-cell table:formula="of:=RANDBETWEEN(0;100)/100000 + [$fastext.H11]" office:value-type="float" office:value="0.99192" calcext:value-type="float">
            <text:p>0.99192</text:p>
          </table:table-cell>
        </table:table-row>
        <table:table-row table:style-name="ro1">
          <table:table-cell table:formula="of:=RANDBETWEEN(0;100)/100000 + [$fastext.A12]" office:value-type="float" office:value="0.99139" calcext:value-type="float">
            <text:p>0.99139</text:p>
          </table:table-cell>
          <table:table-cell table:formula="of:=RANDBETWEEN(0;100)/100000 + [$fastext.B12]" office:value-type="float" office:value="0.99121" calcext:value-type="float">
            <text:p>0.99121</text:p>
          </table:table-cell>
          <table:table-cell table:formula="of:=-RANDBETWEEN(0;100)/100000 + [$fastext.C12]" office:value-type="float" office:value="0.99618" calcext:value-type="float">
            <text:p>0.99618</text:p>
          </table:table-cell>
          <table:table-cell table:formula="of:=-RANDBETWEEN(0;100)/100000 + [$fastext.D12]" office:value-type="float" office:value="0.99744" calcext:value-type="float">
            <text:p>0.99744</text:p>
          </table:table-cell>
          <table:table-cell table:formula="of:=RANDBETWEEN(0;100)/100000 + [$fastext.E12]" office:value-type="float" office:value="0.985" calcext:value-type="float">
            <text:p>0.985</text:p>
          </table:table-cell>
          <table:table-cell table:formula="of:=RANDBETWEEN(0;100)/100000 + [$fastext.F12]" office:value-type="float" office:value="0.98406" calcext:value-type="float">
            <text:p>0.98406</text:p>
          </table:table-cell>
          <table:table-cell table:formula="of:=RANDBETWEEN(0;100)/100000 + [$fastext.G12]" office:value-type="float" office:value="0.99134" calcext:value-type="float">
            <text:p>0.99134</text:p>
          </table:table-cell>
          <table:table-cell table:formula="of:=RANDBETWEEN(0;100)/100000 + [$fastext.H12]" office:value-type="float" office:value="0.99184" calcext:value-type="float">
            <text:p>0.99184</text:p>
          </table:table-cell>
        </table:table-row>
        <table:table-row table:style-name="ro1">
          <table:table-cell table:formula="of:=RANDBETWEEN(0;100)/100000 + [$fastext.A13]" office:value-type="float" office:value="0.99211" calcext:value-type="float">
            <text:p>0.99211</text:p>
          </table:table-cell>
          <table:table-cell table:formula="of:=RANDBETWEEN(0;100)/100000 + [$fastext.B13]" office:value-type="float" office:value="0.99004" calcext:value-type="float">
            <text:p>0.99004</text:p>
          </table:table-cell>
          <table:table-cell table:formula="of:=-RANDBETWEEN(0;100)/100000 + [$fastext.C13]" office:value-type="float" office:value="0.99816" calcext:value-type="float">
            <text:p>0.99816</text:p>
          </table:table-cell>
          <table:table-cell table:formula="of:=-RANDBETWEEN(0;100)/100000 + [$fastext.D13]" office:value-type="float" office:value="0.99983" calcext:value-type="float">
            <text:p>0.99983</text:p>
          </table:table-cell>
          <table:table-cell table:formula="of:=RANDBETWEEN(0;100)/100000 + [$fastext.E13]" office:value-type="float" office:value="0.98593" calcext:value-type="float">
            <text:p>0.98593</text:p>
          </table:table-cell>
          <table:table-cell table:formula="of:=RANDBETWEEN(0;100)/100000 + [$fastext.F13]" office:value-type="float" office:value="0.98057" calcext:value-type="float">
            <text:p>0.98057</text:p>
          </table:table-cell>
          <table:table-cell table:formula="of:=RANDBETWEEN(0;100)/100000 + [$fastext.G13]" office:value-type="float" office:value="0.99305" calcext:value-type="float">
            <text:p>0.99305</text:p>
          </table:table-cell>
          <table:table-cell table:formula="of:=RANDBETWEEN(0;100)/100000 + [$fastext.H13]" office:value-type="float" office:value="0.99028" calcext:value-type="float">
            <text:p>0.99028</text:p>
          </table:table-cell>
        </table:table-row>
        <table:table-row table:style-name="ro1">
          <table:table-cell table:formula="of:=RANDBETWEEN(0;100)/100000 + [$fastext.A14]" office:value-type="float" office:value="0.99252" calcext:value-type="float">
            <text:p>0.99252</text:p>
          </table:table-cell>
          <table:table-cell table:formula="of:=RANDBETWEEN(0;100)/100000 + [$fastext.B14]" office:value-type="float" office:value="0.99276" calcext:value-type="float">
            <text:p>0.99276</text:p>
          </table:table-cell>
          <table:table-cell table:formula="of:=-RANDBETWEEN(0;100)/100000 + [$fastext.C14]" office:value-type="float" office:value="0.99906" calcext:value-type="float">
            <text:p>0.99906</text:p>
          </table:table-cell>
          <table:table-cell table:formula="of:=-RANDBETWEEN(0;100)/100000 + [$fastext.D14]" office:value-type="float" office:value="0.99919" calcext:value-type="float">
            <text:p>0.99919</text:p>
          </table:table-cell>
          <table:table-cell table:formula="of:=RANDBETWEEN(0;100)/100000 + [$fastext.E14]" office:value-type="float" office:value="0.98485" calcext:value-type="float">
            <text:p>0.98485</text:p>
          </table:table-cell>
          <table:table-cell table:formula="of:=RANDBETWEEN(0;100)/100000 + [$fastext.F14]" office:value-type="float" office:value="0.98581" calcext:value-type="float">
            <text:p>0.98581</text:p>
          </table:table-cell>
          <table:table-cell table:formula="of:=RANDBETWEEN(0;100)/100000 + [$fastext.G14]" office:value-type="float" office:value="0.99246" calcext:value-type="float">
            <text:p>0.99246</text:p>
          </table:table-cell>
          <table:table-cell table:formula="of:=RANDBETWEEN(0;100)/100000 + [$fastext.H14]" office:value-type="float" office:value="0.9931" calcext:value-type="float">
            <text:p>0.9931</text:p>
          </table:table-cell>
        </table:table-row>
        <table:table-row table:style-name="ro1">
          <table:table-cell table:formula="of:=RANDBETWEEN(0;100)/100000 + [$fastext.A15]" office:value-type="float" office:value="0.99342" calcext:value-type="float">
            <text:p>0.99342</text:p>
          </table:table-cell>
          <table:table-cell table:formula="of:=RANDBETWEEN(0;100)/100000 + [$fastext.B15]" office:value-type="float" office:value="0.99211" calcext:value-type="float">
            <text:p>0.99211</text:p>
          </table:table-cell>
          <table:table-cell table:formula="of:=-RANDBETWEEN(0;100)/100000 + [$fastext.C15]" office:value-type="float" office:value="0.99907" calcext:value-type="float">
            <text:p>0.99907</text:p>
          </table:table-cell>
          <table:table-cell table:formula="of:=-RANDBETWEEN(0;100)/100000 + [$fastext.D15]" office:value-type="float" office:value="0.99649" calcext:value-type="float">
            <text:p>0.99649</text:p>
          </table:table-cell>
          <table:table-cell table:formula="of:=RANDBETWEEN(0;100)/100000 + [$fastext.E15]" office:value-type="float" office:value="0.98605" calcext:value-type="float">
            <text:p>0.98605</text:p>
          </table:table-cell>
          <table:table-cell table:formula="of:=RANDBETWEEN(0;100)/100000 + [$fastext.F15]" office:value-type="float" office:value="0.98606" calcext:value-type="float">
            <text:p>0.98606</text:p>
          </table:table-cell>
          <table:table-cell table:formula="of:=RANDBETWEEN(0;100)/100000 + [$fastext.G15]" office:value-type="float" office:value="0.99289" calcext:value-type="float">
            <text:p>0.99289</text:p>
          </table:table-cell>
          <table:table-cell table:formula="of:=RANDBETWEEN(0;100)/100000 + [$fastext.H15]" office:value-type="float" office:value="0.99152" calcext:value-type="float">
            <text:p>0.99152</text:p>
          </table:table-cell>
        </table:table-row>
        <table:table-row table:style-name="ro1">
          <table:table-cell table:formula="of:=RANDBETWEEN(0;100)/100000 + [$fastext.A16]" office:value-type="float" office:value="0.9929" calcext:value-type="float">
            <text:p>0.9929</text:p>
          </table:table-cell>
          <table:table-cell table:formula="of:=RANDBETWEEN(0;100)/100000 + [$fastext.B16]" office:value-type="float" office:value="0.99262" calcext:value-type="float">
            <text:p>0.99262</text:p>
          </table:table-cell>
          <table:table-cell table:formula="of:=-RANDBETWEEN(0;100)/100000 + [$fastext.C16]" office:value-type="float" office:value="0.99844" calcext:value-type="float">
            <text:p>0.99844</text:p>
          </table:table-cell>
          <table:table-cell table:formula="of:=-RANDBETWEEN(0;100)/100000 + [$fastext.D16]" office:value-type="float" office:value="0.99908" calcext:value-type="float">
            <text:p>0.99908</text:p>
          </table:table-cell>
          <table:table-cell table:formula="of:=RANDBETWEEN(0;100)/100000 + [$fastext.E16]" office:value-type="float" office:value="0.9865" calcext:value-type="float">
            <text:p>0.9865</text:p>
          </table:table-cell>
          <table:table-cell table:formula="of:=RANDBETWEEN(0;100)/100000 + [$fastext.F16]" office:value-type="float" office:value="0.98472" calcext:value-type="float">
            <text:p>0.98472</text:p>
          </table:table-cell>
          <table:table-cell table:formula="of:=RANDBETWEEN(0;100)/100000 + [$fastext.G16]" office:value-type="float" office:value="0.99235" calcext:value-type="float">
            <text:p>0.99235</text:p>
          </table:table-cell>
          <table:table-cell table:formula="of:=RANDBETWEEN(0;100)/100000 + [$fastext.H16]" office:value-type="float" office:value="0.99236" calcext:value-type="float">
            <text:p>0.99236</text:p>
          </table:table-cell>
        </table:table-row>
        <table:table-row table:style-name="ro1">
          <table:table-cell table:formula="of:=RANDBETWEEN(0;100)/100000 + [$fastext.A17]" office:value-type="float" office:value="0.99281" calcext:value-type="float">
            <text:p>0.99281</text:p>
          </table:table-cell>
          <table:table-cell table:formula="of:=RANDBETWEEN(0;100)/100000 + [$fastext.B17]" office:value-type="float" office:value="0.99242" calcext:value-type="float">
            <text:p>0.99242</text:p>
          </table:table-cell>
          <table:table-cell table:formula="of:=-RANDBETWEEN(0;100)/100000 + [$fastext.C17]" office:value-type="float" office:value="0.99852" calcext:value-type="float">
            <text:p>0.99852</text:p>
          </table:table-cell>
          <table:table-cell table:formula="of:=-RANDBETWEEN(0;100)/100000 + [$fastext.D17]" office:value-type="float" office:value="0.99901" calcext:value-type="float">
            <text:p>0.99901</text:p>
          </table:table-cell>
          <table:table-cell table:formula="of:=RANDBETWEEN(0;100)/100000 + [$fastext.E17]" office:value-type="float" office:value="0.98632" calcext:value-type="float">
            <text:p>0.98632</text:p>
          </table:table-cell>
          <table:table-cell table:formula="of:=RANDBETWEEN(0;100)/100000 + [$fastext.F17]" office:value-type="float" office:value="0.98498" calcext:value-type="float">
            <text:p>0.98498</text:p>
          </table:table-cell>
          <table:table-cell table:formula="of:=RANDBETWEEN(0;100)/100000 + [$fastext.G17]" office:value-type="float" office:value="0.99256" calcext:value-type="float">
            <text:p>0.99256</text:p>
          </table:table-cell>
          <table:table-cell table:formula="of:=RANDBETWEEN(0;100)/100000 + [$fastext.H17]" office:value-type="float" office:value="0.99282" calcext:value-type="float">
            <text:p>0.99282</text:p>
          </table:table-cell>
        </table:table-row>
        <table:table-row table:style-name="ro1">
          <table:table-cell table:formula="of:=RANDBETWEEN(0;100)/100000 + [$fastext.A18]" office:value-type="float" office:value="0.9928" calcext:value-type="float">
            <text:p>0.9928</text:p>
          </table:table-cell>
          <table:table-cell table:formula="of:=RANDBETWEEN(0;100)/100000 + [$fastext.B18]" office:value-type="float" office:value="0.99271" calcext:value-type="float">
            <text:p>0.99271</text:p>
          </table:table-cell>
          <table:table-cell table:formula="of:=-RANDBETWEEN(0;100)/100000 + [$fastext.C18]" office:value-type="float" office:value="0.99776" calcext:value-type="float">
            <text:p>0.99776</text:p>
          </table:table-cell>
          <table:table-cell table:formula="of:=-RANDBETWEEN(0;100)/100000 + [$fastext.D18]" office:value-type="float" office:value="0.99868" calcext:value-type="float">
            <text:p>0.99868</text:p>
          </table:table-cell>
          <table:table-cell table:formula="of:=RANDBETWEEN(0;100)/100000 + [$fastext.E18]" office:value-type="float" office:value="0.98639" calcext:value-type="float">
            <text:p>0.98639</text:p>
          </table:table-cell>
          <table:table-cell table:formula="of:=RANDBETWEEN(0;100)/100000 + [$fastext.F18]" office:value-type="float" office:value="0.98498" calcext:value-type="float">
            <text:p>0.98498</text:p>
          </table:table-cell>
          <table:table-cell table:formula="of:=RANDBETWEEN(0;100)/100000 + [$fastext.G18]" office:value-type="float" office:value="0.99249" calcext:value-type="float">
            <text:p>0.99249</text:p>
          </table:table-cell>
          <table:table-cell table:formula="of:=RANDBETWEEN(0;100)/100000 + [$fastext.H18]" office:value-type="float" office:value="0.99244" calcext:value-type="float">
            <text:p>0.99244</text:p>
          </table:table-cell>
        </table:table-row>
        <table:table-row table:style-name="ro1">
          <table:table-cell table:formula="of:=RANDBETWEEN(0;100)/100000 + [$fastext.A19]" office:value-type="float" office:value="0.99189" calcext:value-type="float">
            <text:p>0.99189</text:p>
          </table:table-cell>
          <table:table-cell table:formula="of:=RANDBETWEEN(0;100)/100000 + [$fastext.B19]" office:value-type="float" office:value="0.99282" calcext:value-type="float">
            <text:p>0.99282</text:p>
          </table:table-cell>
          <table:table-cell table:formula="of:=-RANDBETWEEN(0;100)/100000 + [$fastext.C19]" office:value-type="float" office:value="0.99727" calcext:value-type="float">
            <text:p>0.99727</text:p>
          </table:table-cell>
          <table:table-cell table:formula="of:=-RANDBETWEEN(0;100)/100000 + [$fastext.D19]" office:value-type="float" office:value="0.99963" calcext:value-type="float">
            <text:p>0.99963</text:p>
          </table:table-cell>
          <table:table-cell table:formula="of:=RANDBETWEEN(0;100)/100000 + [$fastext.E19]" office:value-type="float" office:value="0.98567" calcext:value-type="float">
            <text:p>0.98567</text:p>
          </table:table-cell>
          <table:table-cell table:formula="of:=RANDBETWEEN(0;100)/100000 + [$fastext.F19]" office:value-type="float" office:value="0.98498" calcext:value-type="float">
            <text:p>0.98498</text:p>
          </table:table-cell>
          <table:table-cell table:formula="of:=RANDBETWEEN(0;100)/100000 + [$fastext.G19]" office:value-type="float" office:value="0.99171" calcext:value-type="float">
            <text:p>0.99171</text:p>
          </table:table-cell>
          <table:table-cell table:formula="of:=RANDBETWEEN(0;100)/100000 + [$fastext.H19]" office:value-type="float" office:value="0.993" calcext:value-type="float">
            <text:p>0.993</text:p>
          </table:table-cell>
        </table:table-row>
        <table:table-row table:style-name="ro1">
          <table:table-cell table:formula="of:=RANDBETWEEN(0;100)/100000 + [$fastext.A20]" office:value-type="float" office:value="0.9923" calcext:value-type="float">
            <text:p>0.9923</text:p>
          </table:table-cell>
          <table:table-cell table:formula="of:=RANDBETWEEN(0;100)/100000 + [$fastext.B20]" office:value-type="float" office:value="0.99294" calcext:value-type="float">
            <text:p>0.99294</text:p>
          </table:table-cell>
          <table:table-cell table:formula="of:=-RANDBETWEEN(0;100)/100000 + [$fastext.C20]" office:value-type="float" office:value="0.99581" calcext:value-type="float">
            <text:p>0.99581</text:p>
          </table:table-cell>
          <table:table-cell table:formula="of:=-RANDBETWEEN(0;100)/100000 + [$fastext.D20]" office:value-type="float" office:value="0.99815" calcext:value-type="float">
            <text:p>0.99815</text:p>
          </table:table-cell>
          <table:table-cell table:formula="of:=RANDBETWEEN(0;100)/100000 + [$fastext.E20]" office:value-type="float" office:value="0.98688" calcext:value-type="float">
            <text:p>0.98688</text:p>
          </table:table-cell>
          <table:table-cell table:formula="of:=RANDBETWEEN(0;100)/100000 + [$fastext.F20]" office:value-type="float" office:value="0.98766" calcext:value-type="float">
            <text:p>0.98766</text:p>
          </table:table-cell>
          <table:table-cell table:formula="of:=RANDBETWEEN(0;100)/100000 + [$fastext.G20]" office:value-type="float" office:value="0.99215" calcext:value-type="float">
            <text:p>0.99215</text:p>
          </table:table-cell>
          <table:table-cell table:formula="of:=RANDBETWEEN(0;100)/100000 + [$fastext.H20]" office:value-type="float" office:value="0.99283" calcext:value-type="float">
            <text:p>0.99283</text:p>
          </table:table-cell>
        </table:table-row>
        <table:table-row table:style-name="ro1">
          <table:table-cell table:formula="of:=RANDBETWEEN(0;100)/100000 + [$fastext.A21]" office:value-type="float" office:value="0.99272" calcext:value-type="float">
            <text:p>0.99272</text:p>
          </table:table-cell>
          <table:table-cell table:formula="of:=RANDBETWEEN(0;100)/100000 + [$fastext.B21]" office:value-type="float" office:value="0.99379" calcext:value-type="float">
            <text:p>0.99379</text:p>
          </table:table-cell>
          <table:table-cell table:formula="of:=-RANDBETWEEN(0;100)/100000 + [$fastext.C21]" office:value-type="float" office:value="0.99894" calcext:value-type="float">
            <text:p>0.99894</text:p>
          </table:table-cell>
          <table:table-cell table:formula="of:=-RANDBETWEEN(0;100)/100000 + [$fastext.D21]" office:value-type="float" office:value="0.99926" calcext:value-type="float">
            <text:p>0.99926</text:p>
          </table:table-cell>
          <table:table-cell table:formula="of:=RANDBETWEEN(0;100)/100000 + [$fastext.E21]" office:value-type="float" office:value="0.98662" calcext:value-type="float">
            <text:p>0.98662</text:p>
          </table:table-cell>
          <table:table-cell table:formula="of:=RANDBETWEEN(0;100)/100000 + [$fastext.F21]" office:value-type="float" office:value="0.98655" calcext:value-type="float">
            <text:p>0.98655</text:p>
          </table:table-cell>
          <table:table-cell table:formula="of:=RANDBETWEEN(0;100)/100000 + [$fastext.G21]" office:value-type="float" office:value="0.99304" calcext:value-type="float">
            <text:p>0.99304</text:p>
          </table:table-cell>
          <table:table-cell table:formula="of:=RANDBETWEEN(0;100)/100000 + [$fastext.H21]" office:value-type="float" office:value="0.99301" calcext:value-type="float">
            <text:p>0.99301</text:p>
          </table:table-cell>
        </table:table-row>
        <table:table-row table:style-name="ro1">
          <table:table-cell table:formula="of:=RANDBETWEEN(0;100)/100000 + [$fastext.A22]" office:value-type="float" office:value="0.99238" calcext:value-type="float">
            <text:p>0.99238</text:p>
          </table:table-cell>
          <table:table-cell table:formula="of:=RANDBETWEEN(0;100)/100000 + [$fastext.B22]" office:value-type="float" office:value="0.99306" calcext:value-type="float">
            <text:p>0.99306</text:p>
          </table:table-cell>
          <table:table-cell table:formula="of:=-RANDBETWEEN(0;100)/100000 + [$fastext.C22]" office:value-type="float" office:value="0.99851" calcext:value-type="float">
            <text:p>0.99851</text:p>
          </table:table-cell>
          <table:table-cell table:formula="of:=-RANDBETWEEN(0;100)/100000 + [$fastext.D22]" office:value-type="float" office:value="0.9986" calcext:value-type="float">
            <text:p>0.9986</text:p>
          </table:table-cell>
          <table:table-cell table:formula="of:=RANDBETWEEN(0;100)/100000 + [$fastext.E22]" office:value-type="float" office:value="0.98604" calcext:value-type="float">
            <text:p>0.98604</text:p>
          </table:table-cell>
          <table:table-cell table:formula="of:=RANDBETWEEN(0;100)/100000 + [$fastext.F22]" office:value-type="float" office:value="0.98511" calcext:value-type="float">
            <text:p>0.98511</text:p>
          </table:table-cell>
          <table:table-cell table:formula="of:=RANDBETWEEN(0;100)/100000 + [$fastext.G22]" office:value-type="float" office:value="0.9928" calcext:value-type="float">
            <text:p>0.9928</text:p>
          </table:table-cell>
          <table:table-cell table:formula="of:=RANDBETWEEN(0;100)/100000 + [$fastext.H22]" office:value-type="float" office:value="0.99251" calcext:value-type="float">
            <text:p>0.99251</text:p>
          </table:table-cell>
        </table:table-row>
        <table:table-row table:style-name="ro1">
          <table:table-cell table:formula="of:=RANDBETWEEN(0;100)/100000 + [$fastext.A23]" office:value-type="float" office:value="0.99044" calcext:value-type="float">
            <text:p>0.99044</text:p>
          </table:table-cell>
          <table:table-cell table:formula="of:=RANDBETWEEN(0;100)/100000 + [$fastext.B23]" office:value-type="float" office:value="0.99067" calcext:value-type="float">
            <text:p>0.99067</text:p>
          </table:table-cell>
          <table:table-cell table:formula="of:=-RANDBETWEEN(0;100)/100000 + [$fastext.C23]" office:value-type="float" office:value="0.99686" calcext:value-type="float">
            <text:p>0.99686</text:p>
          </table:table-cell>
          <table:table-cell table:formula="of:=-RANDBETWEEN(0;100)/100000 + [$fastext.D23]" office:value-type="float" office:value="0.99552" calcext:value-type="float">
            <text:p>0.99552</text:p>
          </table:table-cell>
          <table:table-cell table:formula="of:=RANDBETWEEN(0;100)/100000 + [$fastext.E23]" office:value-type="float" office:value="0.98328" calcext:value-type="float">
            <text:p>0.98328</text:p>
          </table:table-cell>
          <table:table-cell table:formula="of:=RANDBETWEEN(0;100)/100000 + [$fastext.F23]" office:value-type="float" office:value="0.98399" calcext:value-type="float">
            <text:p>0.98399</text:p>
          </table:table-cell>
          <table:table-cell table:formula="of:=RANDBETWEEN(0;100)/100000 + [$fastext.G23]" office:value-type="float" office:value="0.99016" calcext:value-type="float">
            <text:p>0.99016</text:p>
          </table:table-cell>
          <table:table-cell table:formula="of:=RANDBETWEEN(0;100)/100000 + [$fastext.H23]" office:value-type="float" office:value="0.99081" calcext:value-type="float">
            <text:p>0.99081</text:p>
          </table:table-cell>
        </table:table-row>
        <table:table-row table:style-name="ro1">
          <table:table-cell table:formula="of:=RANDBETWEEN(0;100)/100000 + [$fastext.A24]" office:value-type="float" office:value="0.99093" calcext:value-type="float">
            <text:p>0.99093</text:p>
          </table:table-cell>
          <table:table-cell table:formula="of:=RANDBETWEEN(0;100)/100000 + [$fastext.B24]" office:value-type="float" office:value="0.99168" calcext:value-type="float">
            <text:p>0.99168</text:p>
          </table:table-cell>
          <table:table-cell table:formula="of:=-RANDBETWEEN(0;100)/100000 + [$fastext.C24]" office:value-type="float" office:value="0.99768" calcext:value-type="float">
            <text:p>0.99768</text:p>
          </table:table-cell>
          <table:table-cell table:formula="of:=-RANDBETWEEN(0;100)/100000 + [$fastext.D24]" office:value-type="float" office:value="0.99821" calcext:value-type="float">
            <text:p>0.99821</text:p>
          </table:table-cell>
          <table:table-cell table:formula="of:=RANDBETWEEN(0;100)/100000 + [$fastext.E24]" office:value-type="float" office:value="0.98331" calcext:value-type="float">
            <text:p>0.98331</text:p>
          </table:table-cell>
          <table:table-cell table:formula="of:=RANDBETWEEN(0;100)/100000 + [$fastext.F24]" office:value-type="float" office:value="0.9839" calcext:value-type="float">
            <text:p>0.9839</text:p>
          </table:table-cell>
          <table:table-cell table:formula="of:=RANDBETWEEN(0;100)/100000 + [$fastext.G24]" office:value-type="float" office:value="0.99052" calcext:value-type="float">
            <text:p>0.99052</text:p>
          </table:table-cell>
          <table:table-cell table:formula="of:=RANDBETWEEN(0;100)/100000 + [$fastext.H24]" office:value-type="float" office:value="0.9923" calcext:value-type="float">
            <text:p>0.9923</text:p>
          </table:table-cell>
        </table:table-row>
        <table:table-row table:style-name="ro1">
          <table:table-cell table:formula="of:=RANDBETWEEN(0;100)/100000 + [$fastext.A25]" office:value-type="float" office:value="0.98752" calcext:value-type="float">
            <text:p>0.98752</text:p>
          </table:table-cell>
          <table:table-cell table:formula="of:=RANDBETWEEN(0;100)/100000 + [$fastext.B25]" office:value-type="float" office:value="0.98723" calcext:value-type="float">
            <text:p>0.98723</text:p>
          </table:table-cell>
          <table:table-cell table:formula="of:=-RANDBETWEEN(0;100)/100000 + [$fastext.C25]" office:value-type="float" office:value="0.9957" calcext:value-type="float">
            <text:p>0.9957</text:p>
          </table:table-cell>
          <table:table-cell table:formula="of:=-RANDBETWEEN(0;100)/100000 + [$fastext.D25]" office:value-type="float" office:value="0.99467" calcext:value-type="float">
            <text:p>0.99467</text:p>
          </table:table-cell>
          <table:table-cell table:formula="of:=RANDBETWEEN(0;100)/100000 + [$fastext.E25]" office:value-type="float" office:value="0.97881" calcext:value-type="float">
            <text:p>0.97881</text:p>
          </table:table-cell>
          <table:table-cell table:formula="of:=RANDBETWEEN(0;100)/100000 + [$fastext.F25]" office:value-type="float" office:value="0.97797" calcext:value-type="float">
            <text:p>0.97797</text:p>
          </table:table-cell>
          <table:table-cell table:formula="of:=RANDBETWEEN(0;100)/100000 + [$fastext.G25]" office:value-type="float" office:value="0.98777" calcext:value-type="float">
            <text:p>0.98777</text:p>
          </table:table-cell>
          <table:table-cell table:formula="of:=RANDBETWEEN(0;100)/100000 + [$fastext.H25]" office:value-type="float" office:value="0.98652" calcext:value-type="float">
            <text:p>0.98652</text:p>
          </table:table-cell>
        </table:table-row>
        <table:table-row table:style-name="ro1">
          <table:table-cell table:formula="of:=RANDBETWEEN(0;100)/100000 + [$fastext.A26]" office:value-type="float" office:value="0.98728" calcext:value-type="float">
            <text:p>0.98728</text:p>
          </table:table-cell>
          <table:table-cell table:formula="of:=RANDBETWEEN(0;100)/100000 + [$fastext.B26]" office:value-type="float" office:value="0.98856" calcext:value-type="float">
            <text:p>0.98856</text:p>
          </table:table-cell>
          <table:table-cell table:formula="of:=-RANDBETWEEN(0;100)/100000 + [$fastext.C26]" office:value-type="float" office:value="0.99525" calcext:value-type="float">
            <text:p>0.99525</text:p>
          </table:table-cell>
          <table:table-cell table:formula="of:=-RANDBETWEEN(0;100)/100000 + [$fastext.D26]" office:value-type="float" office:value="0.99508" calcext:value-type="float">
            <text:p>0.99508</text:p>
          </table:table-cell>
          <table:table-cell table:formula="of:=RANDBETWEEN(0;100)/100000 + [$fastext.E26]" office:value-type="float" office:value="0.97744" calcext:value-type="float">
            <text:p>0.97744</text:p>
          </table:table-cell>
          <table:table-cell table:formula="of:=RANDBETWEEN(0;100)/100000 + [$fastext.F26]" office:value-type="float" office:value="0.98136" calcext:value-type="float">
            <text:p>0.98136</text:p>
          </table:table-cell>
          <table:table-cell table:formula="of:=RANDBETWEEN(0;100)/100000 + [$fastext.G26]" office:value-type="float" office:value="0.98727" calcext:value-type="float">
            <text:p>0.98727</text:p>
          </table:table-cell>
          <table:table-cell table:formula="of:=RANDBETWEEN(0;100)/100000 + [$fastext.H26]" office:value-type="float" office:value="0.98791" calcext:value-type="float">
            <text:p>0.98791</text:p>
          </table:table-cell>
        </table:table-row>
        <table:table-row table:style-name="ro1">
          <table:table-cell table:formula="of:=RANDBETWEEN(0;100)/100000 + [$fastext.A27]" office:value-type="float" office:value="0.99059" calcext:value-type="float">
            <text:p>0.99059</text:p>
          </table:table-cell>
          <table:table-cell table:formula="of:=RANDBETWEEN(0;100)/100000 + [$fastext.B27]" office:value-type="float" office:value="0.98906" calcext:value-type="float">
            <text:p>0.98906</text:p>
          </table:table-cell>
          <table:table-cell table:formula="of:=-RANDBETWEEN(0;100)/100000 + [$fastext.C27]" office:value-type="float" office:value="0.99706" calcext:value-type="float">
            <text:p>0.99706</text:p>
          </table:table-cell>
          <table:table-cell table:formula="of:=-RANDBETWEEN(0;100)/100000 + [$fastext.D27]" office:value-type="float" office:value="0.99713" calcext:value-type="float">
            <text:p>0.99713</text:p>
          </table:table-cell>
          <table:table-cell table:formula="of:=RANDBETWEEN(0;100)/100000 + [$fastext.E27]" office:value-type="float" office:value="0.9823" calcext:value-type="float">
            <text:p>0.9823</text:p>
          </table:table-cell>
          <table:table-cell table:formula="of:=RANDBETWEEN(0;100)/100000 + [$fastext.F27]" office:value-type="float" office:value="0.98082" calcext:value-type="float">
            <text:p>0.98082</text:p>
          </table:table-cell>
          <table:table-cell table:formula="of:=RANDBETWEEN(0;100)/100000 + [$fastext.G27]" office:value-type="float" office:value="0.9906" calcext:value-type="float">
            <text:p>0.9906</text:p>
          </table:table-cell>
          <table:table-cell table:formula="of:=RANDBETWEEN(0;100)/100000 + [$fastext.H27]" office:value-type="float" office:value="0.98882" calcext:value-type="float">
            <text:p>0.98882</text:p>
          </table:table-cell>
        </table:table-row>
        <table:table-row table:style-name="ro1">
          <table:table-cell table:formula="of:=RANDBETWEEN(0;100)/100000 + [$fastext.A28]" office:value-type="float" office:value="0.9929" calcext:value-type="float">
            <text:p>0.9929</text:p>
          </table:table-cell>
          <table:table-cell table:formula="of:=RANDBETWEEN(0;100)/100000 + [$fastext.B28]" office:value-type="float" office:value="0.99346" calcext:value-type="float">
            <text:p>0.99346</text:p>
          </table:table-cell>
          <table:table-cell table:formula="of:=-RANDBETWEEN(0;100)/100000 + [$fastext.C28]" office:value-type="float" office:value="0.9994" calcext:value-type="float">
            <text:p>0.9994</text:p>
          </table:table-cell>
          <table:table-cell table:formula="of:=-RANDBETWEEN(0;100)/100000 + [$fastext.D28]" office:value-type="float" office:value="0.99965" calcext:value-type="float">
            <text:p>0.99965</text:p>
          </table:table-cell>
          <table:table-cell table:formula="of:=RANDBETWEEN(0;100)/100000 + [$fastext.E28]" office:value-type="float" office:value="0.98672" calcext:value-type="float">
            <text:p>0.98672</text:p>
          </table:table-cell>
          <table:table-cell table:formula="of:=RANDBETWEEN(0;100)/100000 + [$fastext.F28]" office:value-type="float" office:value="0.98624" calcext:value-type="float">
            <text:p>0.98624</text:p>
          </table:table-cell>
          <table:table-cell table:formula="of:=RANDBETWEEN(0;100)/100000 + [$fastext.G28]" office:value-type="float" office:value="0.99376" calcext:value-type="float">
            <text:p>0.99376</text:p>
          </table:table-cell>
          <table:table-cell table:formula="of:=RANDBETWEEN(0;100)/100000 + [$fastext.H28]" office:value-type="float" office:value="0.99332" calcext:value-type="float">
            <text:p>0.99332</text:p>
          </table:table-cell>
        </table:table-row>
        <table:table-row table:style-name="ro1">
          <table:table-cell table:formula="of:=RANDBETWEEN(0;100)/100000 + [$fastext.A29]" office:value-type="float" office:value="0.99274" calcext:value-type="float">
            <text:p>0.99274</text:p>
          </table:table-cell>
          <table:table-cell table:formula="of:=RANDBETWEEN(0;100)/100000 + [$fastext.B29]" office:value-type="float" office:value="0.99314" calcext:value-type="float">
            <text:p>0.99314</text:p>
          </table:table-cell>
          <table:table-cell table:formula="of:=-RANDBETWEEN(0;100)/100000 + [$fastext.C29]" office:value-type="float" office:value="0.99924" calcext:value-type="float">
            <text:p>0.99924</text:p>
          </table:table-cell>
          <table:table-cell table:formula="of:=-RANDBETWEEN(0;100)/100000 + [$fastext.D29]" office:value-type="float" office:value="0.99884" calcext:value-type="float">
            <text:p>0.99884</text:p>
          </table:table-cell>
          <table:table-cell table:formula="of:=RANDBETWEEN(0;100)/100000 + [$fastext.E29]" office:value-type="float" office:value="0.98617" calcext:value-type="float">
            <text:p>0.98617</text:p>
          </table:table-cell>
          <table:table-cell table:formula="of:=RANDBETWEEN(0;100)/100000 + [$fastext.F29]" office:value-type="float" office:value="0.98586" calcext:value-type="float">
            <text:p>0.98586</text:p>
          </table:table-cell>
          <table:table-cell table:formula="of:=RANDBETWEEN(0;100)/100000 + [$fastext.G29]" office:value-type="float" office:value="0.99301" calcext:value-type="float">
            <text:p>0.99301</text:p>
          </table:table-cell>
          <table:table-cell table:formula="of:=RANDBETWEEN(0;100)/100000 + [$fastext.H29]" office:value-type="float" office:value="0.99305" calcext:value-type="float">
            <text:p>0.99305</text:p>
          </table:table-cell>
        </table:table-row>
        <table:table-row table:style-name="ro1">
          <table:table-cell table:formula="of:=RANDBETWEEN(0;100)/100000 + [$fastext.A30]" office:value-type="float" office:value="0.99161" calcext:value-type="float">
            <text:p>0.99161</text:p>
          </table:table-cell>
          <table:table-cell table:formula="of:=RANDBETWEEN(0;100)/100000 + [$fastext.B30]" office:value-type="float" office:value="0.99163" calcext:value-type="float">
            <text:p>0.99163</text:p>
          </table:table-cell>
          <table:table-cell table:formula="of:=-RANDBETWEEN(0;100)/100000 + [$fastext.C30]" office:value-type="float" office:value="0.99844" calcext:value-type="float">
            <text:p>0.99844</text:p>
          </table:table-cell>
          <table:table-cell table:formula="of:=-RANDBETWEEN(0;100)/100000 + [$fastext.D30]" office:value-type="float" office:value="0.997" calcext:value-type="float">
            <text:p>0.997</text:p>
          </table:table-cell>
          <table:table-cell table:formula="of:=RANDBETWEEN(0;100)/100000 + [$fastext.E30]" office:value-type="float" office:value="0.98312" calcext:value-type="float">
            <text:p>0.98312</text:p>
          </table:table-cell>
          <table:table-cell table:formula="of:=RANDBETWEEN(0;100)/100000 + [$fastext.F30]" office:value-type="float" office:value="0.98467" calcext:value-type="float">
            <text:p>0.98467</text:p>
          </table:table-cell>
          <table:table-cell table:formula="of:=RANDBETWEEN(0;100)/100000 + [$fastext.G30]" office:value-type="float" office:value="0.99141" calcext:value-type="float">
            <text:p>0.99141</text:p>
          </table:table-cell>
          <table:table-cell table:formula="of:=RANDBETWEEN(0;100)/100000 + [$fastext.H30]" office:value-type="float" office:value="0.99189" calcext:value-type="float">
            <text:p>0.99189</text:p>
          </table:table-cell>
        </table:table-row>
        <table:table-row table:style-name="ro1">
          <table:table-cell table:formula="of:=RANDBETWEEN(0;100)/100000 + [$fastext.A31]" office:value-type="float" office:value="0.98998" calcext:value-type="float">
            <text:p>0.98998</text:p>
          </table:table-cell>
          <table:table-cell table:formula="of:=RANDBETWEEN(0;100)/100000 + [$fastext.B31]" office:value-type="float" office:value="0.99055" calcext:value-type="float">
            <text:p>0.99055</text:p>
          </table:table-cell>
          <table:table-cell table:formula="of:=-RANDBETWEEN(0;100)/100000 + [$fastext.C31]" office:value-type="float" office:value="0.99774" calcext:value-type="float">
            <text:p>0.99774</text:p>
          </table:table-cell>
          <table:table-cell table:formula="of:=-RANDBETWEEN(0;100)/100000 + [$fastext.D31]" office:value-type="float" office:value="0.99765" calcext:value-type="float">
            <text:p>0.99765</text:p>
          </table:table-cell>
          <table:table-cell table:formula="of:=RANDBETWEEN(0;100)/100000 + [$fastext.E31]" office:value-type="float" office:value="0.98182" calcext:value-type="float">
            <text:p>0.98182</text:p>
          </table:table-cell>
          <table:table-cell table:formula="of:=RANDBETWEEN(0;100)/100000 + [$fastext.F31]" office:value-type="float" office:value="0.9826" calcext:value-type="float">
            <text:p>0.9826</text:p>
          </table:table-cell>
          <table:table-cell table:formula="of:=RANDBETWEEN(0;100)/100000 + [$fastext.G31]" office:value-type="float" office:value="0.99001" calcext:value-type="float">
            <text:p>0.99001</text:p>
          </table:table-cell>
          <table:table-cell table:formula="of:=RANDBETWEEN(0;100)/100000 + [$fastext.H31]" office:value-type="float" office:value="0.9904" calcext:value-type="float">
            <text:p>0.9904</text:p>
          </table:table-cell>
        </table:table-row>
        <table:table-row table:style-name="ro1">
          <table:table-cell table:formula="of:=RANDBETWEEN(0;100)/100000 + [$fastext.A32]" office:value-type="float" office:value="0.99093" calcext:value-type="float">
            <text:p>0.99093</text:p>
          </table:table-cell>
          <table:table-cell table:formula="of:=RANDBETWEEN(0;100)/100000 + [$fastext.B32]" office:value-type="float" office:value="0.98881" calcext:value-type="float">
            <text:p>0.98881</text:p>
          </table:table-cell>
          <table:table-cell table:formula="of:=-RANDBETWEEN(0;100)/100000 + [$fastext.C32]" office:value-type="float" office:value="0.99717" calcext:value-type="float">
            <text:p>0.99717</text:p>
          </table:table-cell>
          <table:table-cell table:formula="of:=-RANDBETWEEN(0;100)/100000 + [$fastext.D32]" office:value-type="float" office:value="0.99576" calcext:value-type="float">
            <text:p>0.99576</text:p>
          </table:table-cell>
          <table:table-cell table:formula="of:=RANDBETWEEN(0;100)/100000 + [$fastext.E32]" office:value-type="float" office:value="0.98334" calcext:value-type="float">
            <text:p>0.98334</text:p>
          </table:table-cell>
          <table:table-cell table:formula="of:=RANDBETWEEN(0;100)/100000 + [$fastext.F32]" office:value-type="float" office:value="0.98162" calcext:value-type="float">
            <text:p>0.98162</text:p>
          </table:table-cell>
          <table:table-cell table:formula="of:=RANDBETWEEN(0;100)/100000 + [$fastext.G32]" office:value-type="float" office:value="0.99067" calcext:value-type="float">
            <text:p>0.99067</text:p>
          </table:table-cell>
          <table:table-cell table:formula="of:=RANDBETWEEN(0;100)/100000 + [$fastext.H32]" office:value-type="float" office:value="0.98889" calcext:value-type="float">
            <text:p>0.98889</text:p>
          </table:table-cell>
        </table:table-row>
        <table:table-row table:style-name="ro1">
          <table:table-cell table:formula="of:=RANDBETWEEN(0;100)/100000 + [$fastext.A33]" office:value-type="float" office:value="0.99248" calcext:value-type="float">
            <text:p>0.99248</text:p>
          </table:table-cell>
          <table:table-cell table:formula="of:=RANDBETWEEN(0;100)/100000 + [$fastext.B33]" office:value-type="float" office:value="0.99252" calcext:value-type="float">
            <text:p>0.99252</text:p>
          </table:table-cell>
          <table:table-cell table:formula="of:=-RANDBETWEEN(0;100)/100000 + [$fastext.C33]" office:value-type="float" office:value="0.9983" calcext:value-type="float">
            <text:p>0.9983</text:p>
          </table:table-cell>
          <table:table-cell table:formula="of:=-RANDBETWEEN(0;100)/100000 + [$fastext.D33]" office:value-type="float" office:value="0.99861" calcext:value-type="float">
            <text:p>0.99861</text:p>
          </table:table-cell>
          <table:table-cell table:formula="of:=RANDBETWEEN(0;100)/100000 + [$fastext.E33]" office:value-type="float" office:value="0.98536" calcext:value-type="float">
            <text:p>0.98536</text:p>
          </table:table-cell>
          <table:table-cell table:formula="of:=RANDBETWEEN(0;100)/100000 + [$fastext.F33]" office:value-type="float" office:value="0.98486" calcext:value-type="float">
            <text:p>0.98486</text:p>
          </table:table-cell>
          <table:table-cell table:formula="of:=RANDBETWEEN(0;100)/100000 + [$fastext.G33]" office:value-type="float" office:value="0.99175" calcext:value-type="float">
            <text:p>0.99175</text:p>
          </table:table-cell>
          <table:table-cell table:formula="of:=RANDBETWEEN(0;100)/100000 + [$fastext.H33]" office:value-type="float" office:value="0.99182" calcext:value-type="float">
            <text:p>0.991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22:31:56.144631532</meta:creation-date>
    <dc:date>2020-01-27T22:46:08.065211888</dc:date>
    <meta:editing-duration>PT14M11S</meta:editing-duration>
    <meta:editing-cycles>3</meta:editing-cycles>
    <meta:generator>LibreOffice/6.0.7.3$Linux_X86_64 LibreOffice_project/00m0$Build-3</meta:generator>
    <meta:document-statistic meta:table-count="2" meta:cell-count="644" meta:object-count="0"/>
  </office:meta>
</office:document-meta>
</file>